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799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2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77bd1" officeooo:paragraph-rsid="00ad8b63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77d31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8fb7f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f79b2" officeooo:paragraph-rsid="00af79b2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89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91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95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96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97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99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100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101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102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103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104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105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06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107" style:family="paragraph" style:parent-style-name="Text_20_body">
      <style:paragraph-properties fo:margin-top="0in" fo:margin-bottom="0.0201in" style:contextual-spacing="false"/>
      <style:text-properties officeooo:rsid="00a8fb7f" officeooo:paragraph-rsid="00a8fb7f"/>
    </style:style>
    <style:style style:name="P108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09" style:family="paragraph" style:parent-style-name="Text_20_body">
      <style:paragraph-properties fo:margin-top="0in" fo:margin-bottom="0.2201in" style:contextual-spacing="false"/>
      <style:text-properties officeooo:rsid="00aa65a0" officeooo:paragraph-rsid="00aa65a0"/>
    </style:style>
    <style:style style:name="P110" style:family="paragraph" style:parent-style-name="Text_20_body">
      <style:paragraph-properties fo:margin-top="0in" fo:margin-bottom="0.2201in" style:contextual-spacing="false"/>
      <style:text-properties officeooo:rsid="00abcfa7" officeooo:paragraph-rsid="00abcfa7"/>
    </style:style>
    <style:style style:name="P111" style:family="paragraph" style:parent-style-name="Text_20_body">
      <style:paragraph-properties fo:margin-top="0in" fo:margin-bottom="0.2201in" style:contextual-spacing="false"/>
      <style:text-properties officeooo:rsid="00ad8b63" officeooo:paragraph-rsid="00ad8b63"/>
    </style:style>
    <style:style style:name="P112" style:family="paragraph" style:parent-style-name="Text_20_body">
      <style:paragraph-properties fo:margin-top="0in" fo:margin-bottom="0.2201in" style:contextual-spacing="false"/>
      <style:text-properties officeooo:paragraph-rsid="00ad8b63"/>
    </style:style>
    <style:style style:name="P113" style:family="paragraph" style:parent-style-name="Text_20_body">
      <style:paragraph-properties fo:margin-top="0in" fo:margin-bottom="0.2201in" style:contextual-spacing="false"/>
      <style:text-properties officeooo:rsid="00b0a6e3" officeooo:paragraph-rsid="00b0a6e3"/>
    </style:style>
    <style:style style:name="P114" style:family="paragraph" style:parent-style-name="Text_20_body">
      <style:paragraph-properties fo:margin-top="0in" fo:margin-bottom="0.2201in" style:contextual-spacing="false"/>
      <style:text-properties officeooo:rsid="00b1f489" officeooo:paragraph-rsid="00b1f489"/>
    </style:style>
    <style:style style:name="P115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116" style:family="paragraph" style:parent-style-name="Text_20_body">
      <style:paragraph-properties fo:margin-top="0in" fo:margin-bottom="0.0201in" style:contextual-spacing="false"/>
      <style:text-properties officeooo:paragraph-rsid="00b77916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9a77b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officeooo:rsid="00a77bd1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" fo:font-size="11pt" fo:language="zxx" fo:country="none" officeooo:rsid="00aa191d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officeooo:rsid="00ad8b63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" fo:font-size="11pt" fo:language="zxx" fo:country="none" officeooo:rsid="00af79b2" style:font-size-asian="11pt" style:language-asian="zxx" style:country-asian="none" style:font-size-complex="11pt" style:language-complex="zxx" style:country-complex="none"/>
    </style:style>
    <style:style style:name="T27" style:family="text">
      <style:text-properties style:font-name="Ubuntu" fo:font-size="11pt" fo:language="zxx" fo:country="none" officeooo:rsid="00b0a6e3" style:font-size-asian="11pt" style:language-asian="zxx" style:country-asian="none" style:font-size-complex="11pt" style:language-complex="zxx" style:country-complex="none"/>
    </style:style>
    <style:style style:name="T28" style:family="text">
      <style:text-properties style:font-name="Ubuntu" fo:font-size="11pt" fo:language="zxx" fo:country="none" officeooo:rsid="00b77916" style:font-size-asian="11pt" style:language-asian="zxx" style:country-asian="none" style:font-size-complex="11pt" style:language-complex="zxx" style:country-complex="none"/>
    </style:style>
    <style:style style:name="T29" style:family="text">
      <style:text-properties style:font-name="Ubuntu" fo:font-size="11pt" fo:language="zxx" fo:country="none" officeooo:rsid="00b8962e" style:font-size-asian="11pt" style:language-asian="zxx" style:country-asian="none" style:font-size-complex="11pt" style:language-complex="zxx" style:country-complex="none"/>
    </style:style>
    <style:style style:name="T30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" style:family="text">
      <style:text-properties style:font-name="Ubuntu" fo:font-size="11pt" officeooo:rsid="00514690" style:font-size-asian="11pt" style:font-size-complex="11pt"/>
    </style:style>
    <style:style style:name="T33" style:family="text">
      <style:text-properties fo:color="#c9211e" loext:opacity="100%"/>
    </style:style>
    <style:style style:name="T34" style:family="text">
      <style:text-properties fo:color="#c9211e" loext:opacity="100%" fo:font-weight="bold" style:font-weight-asian="bold" style:font-weight-complex="bold"/>
    </style:style>
    <style:style style:name="T35" style:family="text">
      <style:text-properties fo:color="#c9211e" loext:opacity="100%" fo:font-weight="bold" officeooo:rsid="004d786d" style:font-weight-asian="bold" style:font-weight-complex="bold"/>
    </style:style>
    <style:style style:name="T36" style:family="text">
      <style:text-properties fo:color="#c9211e" loext:opacity="100%" fo:font-weight="bold" officeooo:rsid="004ee2e8" style:font-weight-asian="bold" style:font-weight-complex="bold"/>
    </style:style>
    <style:style style:name="T37" style:family="text">
      <style:text-properties fo:color="#c9211e" loext:opacity="100%" officeooo:rsid="004ee2e8"/>
    </style:style>
    <style:style style:name="T38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9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0" style:family="text">
      <style:text-properties fo:color="#c9211e" loext:opacity="100%" officeooo:rsid="004ca4ae"/>
    </style:style>
    <style:style style:name="T41" style:family="text">
      <style:text-properties officeooo:rsid="004d786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ee2e8"/>
    </style:style>
    <style:style style:name="T44" style:family="text">
      <style:text-properties fo:color="#000000" loext:opacity="100%" fo:font-weight="bold" officeooo:rsid="004d786d" style:font-weight-asian="bold" style:font-weight-complex="bold"/>
    </style:style>
    <style:style style:name="T45" style:family="text">
      <style:text-properties fo:color="#000000" loext:opacity="100%" fo:font-weight="bold" officeooo:rsid="004ee2e8" style:font-weight-asian="bold" style:font-weight-complex="bold"/>
    </style:style>
    <style:style style:name="T46" style:family="text">
      <style:text-properties officeooo:rsid="0057ab3a"/>
    </style:style>
    <style:style style:name="T47" style:family="text">
      <style:text-properties officeooo:rsid="00592596"/>
    </style:style>
    <style:style style:name="T48" style:family="text">
      <style:text-properties officeooo:rsid="005a3bfa"/>
    </style:style>
    <style:style style:name="T49" style:family="text">
      <style:text-properties officeooo:rsid="005b5cb0"/>
    </style:style>
    <style:style style:name="T50" style:family="text">
      <style:text-properties officeooo:rsid="005da2c9"/>
    </style:style>
    <style:style style:name="T51" style:family="text">
      <style:text-properties officeooo:rsid="005f08d0"/>
    </style:style>
    <style:style style:name="T52" style:family="text">
      <style:text-properties officeooo:rsid="006020cf"/>
    </style:style>
    <style:style style:name="T53" style:family="text">
      <style:text-properties officeooo:rsid="0061dd2b"/>
    </style:style>
    <style:style style:name="T54" style:family="text">
      <style:text-properties officeooo:rsid="0064b584"/>
    </style:style>
    <style:style style:name="T55" style:family="text">
      <style:text-properties officeooo:rsid="004ca4ae"/>
    </style:style>
    <style:style style:name="T56" style:family="text">
      <style:text-properties officeooo:rsid="007772a6"/>
    </style:style>
    <style:style style:name="T57" style:family="text">
      <style:text-properties officeooo:rsid="00792d43"/>
    </style:style>
    <style:style style:name="T58" style:family="text">
      <style:text-properties officeooo:rsid="007b21cd"/>
    </style:style>
    <style:style style:name="T59" style:family="text">
      <style:text-properties officeooo:rsid="00817f3e"/>
    </style:style>
    <style:style style:name="T60" style:family="text">
      <style:text-properties officeooo:rsid="00a164be"/>
    </style:style>
    <style:style style:name="T61" style:family="text">
      <style:text-properties officeooo:rsid="00a19215"/>
    </style:style>
    <style:style style:name="T62" style:family="text">
      <style:text-properties officeooo:rsid="00a3d914"/>
    </style:style>
    <style:style style:name="T63" style:family="text">
      <style:text-properties officeooo:rsid="00a4e6c3"/>
    </style:style>
    <style:style style:name="T64" style:family="text">
      <style:text-properties officeooo:rsid="00b5960f"/>
    </style:style>
    <style:style style:name="T65" style:family="text">
      <style:text-properties officeooo:rsid="00b743dd"/>
    </style:style>
    <style:style style:name="T66" style:family="text">
      <style:text-properties officeooo:rsid="00b8d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0">Bonjour.</text:p>
      <text:p text:style-name="P10">Au revoir.</text:p>
      <text:p text:style-name="P8"/>
      <text:p text:style-name="P10">Une fille.<text:tab/><text:tab/><text:span text:style-name="T47">[ un fi ]</text:span></text:p>
      <text:p text:style-name="P10">Un garçon.<text:tab/> <text:tab/><text:span text:style-name="T47">[ qa garso ]</text:span></text:p>
      <text:p text:style-name="P10">Une femme.<text:tab/><text:tab/><text:span text:style-name="T47">[ un f</text:span><text:span text:style-name="T53">a</text:span><text:span text:style-name="T47">m ]</text:span></text:p>
      <text:p text:style-name="P10">Un homme.<text:tab/><text:tab/><text:span text:style-name="T47">[ qa n_om ]</text:span></text:p>
      <text:p text:style-name="P10"/>
      <text:p text:style-name="P13">Les <text:s/><text:span text:style-name="T46">garçon</text:span>s.<text:tab/><text:tab/>[ le garso ]</text:p>
      <text:p text:style-name="P13">Les filles.<text:tab/><text:tab/>[ le fi ]<text:tab/></text:p>
      <text:p text:style-name="P14">L<text:span text:style-name="T52">es </text:span>hommes.<text:tab/><text:tab/><text:span text:style-name="T52">[le ż_om]</text:span></text:p>
      <text:p text:style-name="P17">Les femmes<text:tab/><text:tab/><text:span text:style-name="T52">[ le fam ]</text:span></text:p>
      <text:p text:style-name="P17"/>
      <text:p text:style-name="P8"><text:span text:style-name="T42">Mang</text:span><text:span text:style-name="T34">er</text:span> [ man-xġe ] (to eat)</text:p>
      <text:p text:style-name="P8">Je<text:tab/><text:tab/>mang<text:span text:style-name="T33">e</text:span><text:tab/><text:tab/>[ xġ man-xġ ]</text:p>
      <text:p text:style-name="P8">Tu<text:tab/><text:tab/>mang<text:span text:style-name="T33">es</text:span><text:tab/>[ tu man-xġ ]</text:p>
      <text:p text:style-name="P8">Il, elle, on<text:tab/>mang<text:span text:style-name="T33">e</text:span><text:tab/><text:tab/>[ il, el, qu man-xġ ]</text:p>
      <text:p text:style-name="P8">Nous<text:tab/><text:tab/>mang<text:span text:style-name="T33">eons</text:span><text:tab/>[ nu man-xġo ]</text:p>
      <text:p text:style-name="P8">Vous<text:tab/><text:tab/>mang<text:span text:style-name="T33">ez</text:span><text:tab/>[ vu man-xġe ]</text:p>
      <text:p text:style-name="P8">Ils, elles<text:tab/>mang<text:span text:style-name="T33">ent</text:span><text:tab/>[ il, el man-xġ ]</text:p>
      <text:p text:style-name="P8"/>
      <text:p text:style-name="P8"/>
      <text:p text:style-name="P12"><text:span text:style-name="Strong_20_Emphasis">Boi</text:span><text:span text:style-name="Strong_20_Emphasis"><text:span text:style-name="T33">re</text:span></text:span> <text:tab/>[ bwa ] (to drink)<text:tab/><text:tab/><text:tab/><text:tab/><text:span text:style-name="Strong_20_Emphasis">oi -&gt; </text:span><text:span text:style-name="Strong_20_Emphasis"><text:span text:style-name="T50">wa</text:span></text:span></text:p>
      <text:p text:style-name="P8">Je<text:tab/><text:tab/>boi<text:span text:style-name="T33">s</text:span><text:tab/><text:tab/>[ xġ bwa ]</text:p>
      <text:p text:style-name="P8">Tu<text:tab/><text:tab/>boi<text:span text:style-name="T33">s</text:span><text:tab/><text:tab/>[ tu bwa ]</text:p>
      <text:p text:style-name="P8">Il, elle, on<text:tab/>boi<text:span text:style-name="T33">t</text:span><text:tab/><text:tab/>[ il, el, qu bwa ]</text:p>
      <text:p text:style-name="P8">Nous<text:tab/><text:tab/>buv<text:span text:style-name="T33">ons</text:span><text:tab/>[ nu buvo ]</text:p>
      <text:p text:style-name="P8">Vous<text:tab/><text:tab/>buv<text:span text:style-name="T33">ez</text:span><text:tab/><text:tab/>[ vu buve ]</text:p>
      <text:p text:style-name="P8">Ils, elles<text:tab/>boiv<text:span text:style-name="T33">ent</text:span><text:tab/>[ il, el bwav ]</text:p>
      <text:p text:style-name="P8"/>
      <text:p text:style-name="P8"/>
      <text:p text:style-name="P8"/>
      <text:p text:style-name="P16"><text:soft-page-break/><text:span text:style-name="T45">Cour</text:span><text:span text:style-name="T36">ir</text:span><text:span text:style-name="T33"><text:tab/></text:span>[ <text:span text:style-name="T43">kurir</text:span>] <text:span text:style-name="T54">(to run)</text:span></text:p>
      <text:p text:style-name="P15"/>
      <text:p text:style-name="P16">Je <text:s/><text:span text:style-name="T43">cour</text:span><text:span text:style-name="T37">s</text:span><text:tab/><text:tab/>[ xġ <text:s/><text:span text:style-name="T43">kur</text:span><text:span text:style-name="T41"> </text:span>]<text:tab/><text:tab/></text:p>
      <text:p text:style-name="P88"><text:span text:style-name="T2">Tu </text:span><text:span text:style-name="T3">cour</text:span><text:span text:style-name="T38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43">cour</text:span><text:span text:style-name="T37">t</text:span><text:tab/>[ il, el, qu <text:s/><text:span text:style-name="T43">kur</text:span><text:span text:style-name="T41"> </text:span>]<text:tab/><text:tab/></text:p>
      <text:p text:style-name="P16"/>
      <text:p text:style-name="P16">nous <text:span text:style-name="T43">cour</text:span><text:span text:style-name="T33">ons</text:span><text:tab/><text:tab/>[ nu <text:span text:style-name="T43">kuro</text:span><text:span text:style-name="T41"> </text:span>]<text:tab/><text:tab/><text:tab/></text:p>
      <text:p text:style-name="P16">vous <text:span text:style-name="T43">cour</text:span><text:span text:style-name="T33">ez</text:span><text:tab/><text:tab/>[ vu <text:s/><text:span text:style-name="T43">kure</text:span><text:span text:style-name="T41"> </text:span>]<text:tab/><text:tab/><text:tab/></text:p>
      <text:p text:style-name="P19"><text:span text:style-name="T55">ils, elles </text:span><text:span text:style-name="T43">cour</text:span><text:span text:style-name="T40">ent</text:span><text:span text:style-name="T55"><text:tab/>[ il, el </text:span><text:span text:style-name="T43">kur</text:span><text:span text:style-name="T41"> </text:span><text:span text:style-name="T55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33">s</text:span><text:tab/><text:tab/>[ xġ li ]</text:p>
      <text:p text:style-name="P8">Tu<text:tab/><text:tab/>li<text:span text:style-name="T33">s</text:span><text:tab/><text:tab/>[ tu li ]</text:p>
      <text:p text:style-name="P8">Il, elle, on<text:tab/>li<text:span text:style-name="T33">t</text:span><text:tab/><text:tab/>[ il, el, qu li ]</text:p>
      <text:p text:style-name="P8">Nous<text:tab/><text:tab/>lis<text:span text:style-name="T33">ons<text:tab/></text:span><text:tab/>[ nu li<text:span text:style-name="T48">ż</text:span>o ]</text:p>
      <text:p text:style-name="P8">Vous<text:tab/><text:tab/>lise<text:span text:style-name="T33">z<text:tab/></text:span><text:tab/>[ vu li<text:span text:style-name="T48">ż</text:span>e ]</text:p>
      <text:p text:style-name="P8">Ils, elles<text:tab/>lis<text:span text:style-name="T33">ent</text:span><text:tab/><text:tab/>[ il, el li<text:span text:style-name="T48">ż</text:span> ]</text:p>
      <text:p text:style-name="P8"/>
      <text:p text:style-name="P87"><text:span text:style-name="T30">Cuisin</text:span><text:span text:style-name="T39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33">e<text:tab/></text:span><text:tab/>[ xġ k<text:span text:style-name="T49">w</text:span>i<text:span text:style-name="T49">ż</text:span>in ]</text:p>
      <text:p text:style-name="P8">Tu<text:tab/><text:tab/>cuisin<text:span text:style-name="T33">es</text:span><text:tab/>[ tu k<text:span text:style-name="T49">w</text:span>i<text:span text:style-name="T49">ż</text:span>in ]</text:p>
      <text:p text:style-name="P8">Il, elle, on<text:tab/>cuisin<text:span text:style-name="T33">e<text:tab/></text:span><text:tab/>[ il, el, qu k<text:span text:style-name="T49">w</text:span>i<text:span text:style-name="T49">ż</text:span>in ]</text:p>
      <text:p text:style-name="P8">Nous<text:tab/><text:tab/>cuisin<text:span text:style-name="T33">ons</text:span><text:tab/>[ nu k<text:span text:style-name="T49">w</text:span>i<text:span text:style-name="T49">ż</text:span>i-no ]</text:p>
      <text:p text:style-name="P8">Vous<text:tab/><text:tab/>cuisin<text:span text:style-name="T33">ez</text:span><text:tab/>[ vu k<text:span text:style-name="T49">w</text:span>i<text:span text:style-name="T49">ż</text:span>i-ne ]</text:p>
      <text:p text:style-name="P8">Ils, elles<text:tab/>cuisin<text:span text:style-name="T33">ent</text:span><text:tab/>[ il, el k<text:span text:style-name="T49">w</text:span>i<text:span text:style-name="T49">ż</text:span>in ]</text:p>
      <text:p text:style-name="P8"/>
      <text:p text:style-name="P8"><text:span text:style-name="T42">Écri</text:span><text:span text:style-name="T34">re</text:span> [ ek-<text:span text:style-name="T51">r</text:span>ir ] (to write)</text:p>
      <text:p text:style-name="P8">Je<text:tab/><text:tab/>écri<text:span text:style-name="T33">s</text:span><text:tab/><text:tab/>[ xġ ek<text:span text:style-name="T51">ri</text:span> ]</text:p>
      <text:p text:style-name="P8">Tu<text:tab/><text:tab/>écri<text:span text:style-name="T33">s</text:span><text:tab/><text:tab/>[ tu ek<text:span text:style-name="T51">ri</text:span>]</text:p>
      <text:p text:style-name="P8">Il, elle, on<text:tab/>écri<text:span text:style-name="T33">t<text:tab/></text:span><text:tab/>[ il, el, qu ek<text:span text:style-name="T51">ri</text:span>]</text:p>
      <text:p text:style-name="P8">Nous<text:tab/><text:tab/>écriv<text:span text:style-name="T33">ons</text:span><text:tab/>[ nu <text:span text:style-name="T49">ż_</text:span>ek<text:span text:style-name="T49">r</text:span>i-vo ]</text:p>
      <text:p text:style-name="P8">Vous<text:tab/><text:tab/>écrive<text:span text:style-name="T33">z<text:tab/></text:span><text:tab/>[ vu <text:span text:style-name="T49">ż_</text:span>ek<text:span text:style-name="T49">r</text:span>i-ve ]</text:p>
      <text:p text:style-name="P11">Ils, elles<text:tab/>écriv<text:span text:style-name="T33">ent</text:span><text:tab/>[ il, el <text:span text:style-name="T49">ż_ ekgri</text:span> ]</text:p>
      <text:p text:style-name="P11"/>
      <text:p text:style-name="P11"/>
      <text:p text:style-name="P11"/>
      <text:p text:style-name="P16"><text:soft-page-break/><text:span text:style-name="T44">Nag</text:span><text:span text:style-name="T35">er</text:span><text:span text:style-name="T33"><text:tab/></text:span>[ <text:span text:style-name="T41">naxġe</text:span> ] <text:span text:style-name="T54">( to swim)</text:span></text:p>
      <text:p text:style-name="P15"/>
      <text:p text:style-name="P16">Je <text:s/><text:span text:style-name="T41">nag</text:span><text:span text:style-name="T33">e</text:span> <text:tab/><text:tab/>[ xġ <text:s/><text:span text:style-name="T41">naxġ </text:span>]<text:tab/><text:tab/></text:p>
      <text:p text:style-name="P16">Tu <text:span text:style-name="T41">nag</text:span><text:span text:style-name="T33">es</text:span><text:tab/><text:tab/>[ tu <text:span text:style-name="T41">naxġ </text:span>]<text:tab/><text:tab/><text:tab/></text:p>
      <text:p text:style-name="P16">il, elle, on <text:span text:style-name="T41">nag</text:span><text:span text:style-name="T33">e</text:span><text:tab/>[ il, el, qu <text:s/><text:span text:style-name="T41">naxġ </text:span>]<text:tab/><text:tab/></text:p>
      <text:p text:style-name="P16"/>
      <text:p text:style-name="P16">nous <text:span text:style-name="T41">nag</text:span><text:span text:style-name="T37">e</text:span><text:span text:style-name="T33">ons</text:span><text:tab/><text:tab/>[ nu <text:span text:style-name="T41">naxġo </text:span>]<text:tab/><text:tab/><text:tab/></text:p>
      <text:p text:style-name="P16">vous <text:span text:style-name="T41">nag</text:span><text:span text:style-name="T33">ez</text:span><text:tab/><text:tab/>[ vu <text:s/><text:span text:style-name="T41">naxġe </text:span>]<text:tab/><text:tab/><text:tab/></text:p>
      <text:p text:style-name="P16">ils, elles <text:span text:style-name="T41">nag</text:span><text:span text:style-name="T33">ent</text:span><text:tab/>[ il, el <text:span text:style-name="T41">naxġ </text:span>]<text:tab/></text:p>
      <text:p text:style-name="P8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Le garçon lit.</text:p>
      <text:p text:style-name="P18">Les femmes lisent.</text:p>
      <text:p text:style-name="P18">Les hommes lisent.</text:p>
      <text:p text:style-name="P18"><text:soft-page-break/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La fille nage.</text:p>
      <text:p text:style-name="P18">L'homme nage.</text:p>
      <text:p text:style-name="P18">Les femmes nagent.</text:p>
      <text:p text:style-name="P18"><text:soft-page-break/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86"><text:span text:style-name="T32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90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56">ż</text:span>o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56">ż</text:span>e ]</text:p>
          </table:table-cell>
        </table:table-row>
        <table:table-row>
          <table:table-cell table:style-name="Table1.A1" office:value-type="string">
            <text:p text:style-name="P90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56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0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89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90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56">a / </text:span>qu <text:span text:style-name="T56">n_</text:span>a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56">ż_</text:span>avo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56">ż_</text:span>ave ]</text:p>
          </table:table-cell>
        </table:table-row>
        <table:table-row table:style-name="Table2.1">
          <table:table-cell table:style-name="Table2.A1" office:value-type="string">
            <text:p text:style-name="P90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56">ż</text:span>_o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0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90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90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0">une fille et une femme. <text:tab/><text:tab/><text:tab/>[ qun fil e qun fam ]</text:p>
      <text:p text:style-name="P30">un sandwich et du lait. <text:tab/><text:tab/><text:tab/>[ qa sandwiċ e dju le ]</text:p>
      <text:p text:style-name="P30">un garçon et un homme. <text:tab/><text:tab/><text:tab/>[ qa garso e qa_nom ]</text:p>
      <text:p text:style-name="P30">du riz et une pomme. <text:tab/><text:tab/><text:tab/>[ dju ri e qun pom ]</text:p>
      <text:p text:style-name="P30">un homme et une femme. <text:tab/><text:tab/><text:tab/>[ qa_nom e qun fam ]</text:p>
      <text:p text:style-name="P30">du pain et de l'eau. <text:tab/><text:tab/><text:tab/><text:tab/>[ dju pan e du lo ]</text:p>
      <text:p text:style-name="P29"><text:soft-page-break/></text:p>
      <text:p text:style-name="P34">L'homme mange un oeuf. <text:tab/><text:tab/><text:tab/>[ lom manġ qan_of ]</text:p>
      <text:p text:style-name="P34">Le garçon et l'homme boivent de l'eau. <text:tab/>[ lo garso e lom bwav du lo ]</text:p>
      <text:p text:style-name="P34">Le garçon boit du lait. <text:tab/><text:tab/><text:tab/>[ lo garso bwa dju le ]</text:p>
      <text:p text:style-name="P34">La femme boit du café. <text:tab/><text:tab/><text:tab/>[ la fam bwa dju kafe ]</text:p>
      <text:p text:style-name="P34">La femme conduit une voiture. <text:tab/><text:tab/>[ la fam kondwi qun va-ture ]</text:p>
      <text:p text:style-name="P34">L'homme conduit une voiture. <text:tab/><text:tab/>[ lom kondwi qun va-ture ]</text:p>
      <text:p text:style-name="P34">La fille marche. <text:tab/><text:tab/><text:tab/><text:tab/>[ la fi marx ]</text:p>
      <text:p text:style-name="P34">Le garçon marche. <text:tab/><text:tab/><text:tab/><text:tab/>[ Lo garso marx ]</text:p>
      <text:p text:style-name="P34">La femme marche. <text:tab/><text:tab/><text:tab/><text:tab/>[ Lo fam marx ]</text:p>
      <text:p text:style-name="P34">La fille court. <text:tab/><text:tab/><text:tab/><text:tab/><text:tab/>[ la fi cur ]</text:p>
      <text:p text:style-name="P34">L'homme court. <text:tab/><text:tab/><text:tab/><text:tab/>[ lom cur ]</text:p>
      <text:p text:style-name="P33"/>
      <text:p text:style-name="P38">La femme conduit. <text:tab/><text:tab/><text:tab/><text:tab/>[ la fam kondwi ]</text:p>
      <text:p text:style-name="P38">La fille ne conduit pas.<text:tab/><text:tab/><text:tab/> [ la fi no kondwi pa ]</text:p>
      <text:p text:style-name="P38">L'homme conduit. <text:tab/><text:tab/><text:tab/><text:tab/>[ lom kondwi ]</text:p>
      <text:p text:style-name="P38">Le garçon ne conduit pas. <text:tab/><text:tab/><text:tab/>[ lo garso no condwi pa ]</text:p>
      <text:p text:style-name="P38">Les adultes cuisinent. <text:tab/><text:tab/><text:tab/>[ le ż_adult kweżin ]</text:p>
      <text:p text:style-name="P38">Les adultes ne cuisinent pas. <text:tab/><text:tab/>[ le ż_adult no kweżin pa ]</text:p>
      <text:p text:style-name="P38">Les enfants écrivent. <text:tab/><text:tab/><text:tab/><text:tab/>[ le żanfa ekriv ]</text:p>
      <text:p text:style-name="P38">Les enfants n'écrivent pas.<text:tab/><text:tab/><text:tab/>[ le żanfa n'ekriv pa ]</text:p>
      <text:p text:style-name="P38">La femme ne conduit pas. <text:tab/><text:tab/><text:tab/>[ la fam no kondwi pa ]</text:p>
      <text:p text:style-name="P38">Les adultes cuisinent. <text:tab/><text:tab/><text:tab/>[ le ż_adult kwiżin ]</text:p>
      <text:p text:style-name="P38">Les adultes ne cuisinent pas. <text:tab/><text:tab/>[ le ż_adult no kwiżin pa ]</text:p>
      <text:p text:style-name="P38">Les enfants écrivent. <text:tab/><text:tab/><text:tab/><text:tab/>[ le ż_anfa ekriv ]</text:p>
      <text:p text:style-name="P38">Les enfants n'écrivent pas. <text:tab/><text:tab/><text:tab/>[ le ż_anfa ne_ekriv pa ]</text:p>
      <text:p text:style-name="P38">La femme conduit. <text:tab/><text:tab/><text:tab/><text:tab/>[ la fam knodwi ]</text:p>
      <text:p text:style-name="P38">La femme ne conduit pas. <text:tab/><text:tab/><text:tab/>[ la fam no knodwi pa ]</text:p>
      <text:p text:style-name="P37"/>
      <text:p text:style-name="P37">Ils nagent. <text:tab/><text:tab/><text:tab/><text:tab/><text:tab/>[ il naxġ ]</text:p>
      <text:p text:style-name="P37">Ils ne nagent pas. <text:tab/><text:tab/><text:tab/><text:tab/>[ il ne naxġ pa ]</text:p>
      <text:p text:style-name="P37">Il dort. <text:tab/><text:tab/><text:tab/><text:tab/><text:tab/><text:tab/>[ Il dor ]</text:p>
      <text:p text:style-name="P37">Il ne dort pas. <text:tab/><text:tab/><text:tab/><text:tab/><text:tab/>[ Il ne dor pa ]</text:p>
      <text:p text:style-name="P31"/>
      <text:p text:style-name="P36">Il marche. Il ne court pas. <text:tab/><text:tab/><text:tab/>[ il marx. Il ne kur pa ]</text:p>
      <text:p text:style-name="P36">Ils cuisinent. Ils ne mangent pas. <text:tab/><text:tab/>[ il kwiżin, il ne manxġ pa ]</text:p>
      <text:p text:style-name="P36"><text:soft-page-break/>Ils ne cuisinent pas. Ils mangent. <text:tab/><text:tab/>[ il ne kwiżin pa, il manxġ ]</text:p>
      <text:p text:style-name="P36">Il ne marche pas. Il court. <text:tab/><text:tab/><text:tab/>[ il ne marx pa. Il kur ]</text:p>
      <text:p text:style-name="P36"/>
      <text:p text:style-name="P40">Les femmes ont du riz. <text:tab/><text:tab/><text:tab/>[ le fam o du ri ]</text:p>
      <text:p text:style-name="P40">Les femmes n'ont pas de riz. <text:tab/><text:tab/><text:tab/>[ le fam no pa du ri ]</text:p>
      <text:p text:style-name="P40">Le garçon a un stylo. <text:tab/><text:tab/><text:tab/><text:tab/>[ lo ġarso a aa stylo ]</text:p>
      <text:p text:style-name="P40">Le garçon n'a pas de stylo. <text:tab/><text:tab/><text:tab/>[ lo ġarso na pa du stilo ]</text:p>
      <text:p text:style-name="P40">Les hommes ont de l'eau. <text:tab/><text:tab/><text:tab/>[ lo ż_om o du lo ]</text:p>
      <text:p text:style-name="P40">Les hommes n'ont pas d'eau. <text:tab/><text:tab/>[ lo ż_on no pa du ]</text:p>
      <text:p text:style-name="P40">Le garçon a du lait. <text:tab/><text:tab/><text:tab/><text:tab/>[ lo ġarso a dju le ]</text:p>
      <text:p text:style-name="P40">Le garçon n'a pas de lait. <text:tab/><text:tab/><text:tab/>[ lo ġarso na pa du le ]</text:p>
      <text:p text:style-name="P40">Les filles ont des vélos. <text:tab/><text:tab/><text:tab/>[ le fil o de vilo ]</text:p>
      <text:p text:style-name="P40">Les filles n'ont pas de vélos. <text:tab/><text:tab/><text:tab/>[ le fil no pa du vilo ]</text:p>
      <text:p text:style-name="P39"/>
      <text:p text:style-name="P41">Le chien court. <text:tab/><text:tab/><text:tab/><text:tab/>[ lo xja kur ]</text:p>
      <text:p text:style-name="P41">Le chien ne court pas. <text:tab/><text:tab/><text:tab/>[ lo xja no kur pa ]</text:p>
      <text:p text:style-name="P41">Les garçons ont de l'eau. <text:tab/><text:tab/><text:tab/>[ le garso o du lo ]</text:p>
      <text:p text:style-name="P41">Les garçons n'ont pas d'eau. <text:tab/><text:tab/><text:tab/>[ le garso no pa du ]</text:p>
      <text:p text:style-name="P31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57">i</text:span> ż<text:span text:style-name="T57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<text:span text:style-name="T60">ż</text:span>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57">ż</text:span>_on<text:span text:style-name="T57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57">ż</text:span>_o<text:span text:style-name="T57">nt</text:span> qa xaval ]</text:p>
      <text:p text:style-name="P28">Elle a des sandwichs. <text:tab/><text:tab/><text:tab/><text:tab/>[ elle a de sandwiċ ]</text:p>
      <text:p text:style-name="P28"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<text:soft-page-break/>Ils ont des stylos. <text:tab/><text:tab/><text:tab/><text:tab/>[ il <text:span text:style-name="T57">ż</text:span>_on<text:span text:style-name="T57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5"/>
      <text:p text:style-name="P45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5">Les adultes courent. <text:tab/><text:tab/><text:tab/><text:tab/>[ le ż_adult kur ]</text:p>
      <text:p text:style-name="P35">Les enfants nagent. <text:tab/><text:tab/><text:tab/><text:tab/>[ le ż_anfa naxġ ]</text:p>
      <text:p text:style-name="P35">Les adultes mangent. <text:tab/><text:tab/><text:tab/>[ le ż_adult manġ ]</text:p>
      <text:p text:style-name="P35">Les enfants boivent. <text:tab/><text:tab/><text:tab/><text:tab/>[ le ż_anfa bwav ]</text:p>
      <text:p text:style-name="P35">Les adultes lisent. <text:tab/><text:tab/><text:tab/><text:tab/>[ le ż_adult lis ]</text:p>
      <text:p text:style-name="P35">Les enfants courent. <text:tab/><text:tab/><text:tab/><text:tab/>[ le ż_anfa cur ]</text:p>
      <text:p text:style-name="P35">L'enfant court. <text:tab/><text:tab/><text:tab/><text:tab/>[ lon-fa cur ]</text:p>
      <text:p text:style-name="P35">L'adulte lit. <text:tab/><text:tab/><text:tab/><text:tab/><text:tab/>[ ladult li ]</text:p>
      <text:p text:style-name="P32"/>
      <text:p text:style-name="P41">Qu'est-ce que c'est? <text:tab/><text:tab/><text:tab/><text:tab/>[ kes kqu se? ]</text:p>
      <text:p text:style-name="P41">C'est une pomme. <text:tab/><text:tab/><text:tab/><text:tab/>[ se<text:span text:style-name="T60">t</text:span> qun pom ]</text:p>
      <text:p text:style-name="P41">C'est un journal. <text:tab/><text:tab/><text:tab/><text:tab/>[ se<text:span text:style-name="T60">t</text:span> qa jornal ]</text:p>
      <text:p text:style-name="P41">Qu'est-ce que c'est? <text:tab/><text:tab/><text:tab/><text:tab/>[ kes kqu se? ]</text:p>
      <text:p text:style-name="P41">C'est un chat. <text:tab/><text:tab/><text:tab/><text:tab/><text:tab/>[ se<text:span text:style-name="T60">t</text:span> qa xa ]</text:p>
      <text:p text:style-name="P41">C'est un journal. <text:tab/><text:tab/><text:tab/><text:tab/>[ se<text:span text:style-name="T60">t</text:span> qa jornal ]</text:p>
      <text:p text:style-name="P41"/>
      <text:p text:style-name="P41">Qu'est-ce que c'est? <text:tab/><text:tab/><text:tab/><text:tab/>[ kes kqu se? ]</text:p>
      <text:p text:style-name="P41">C'est un œuf. <text:tab/><text:tab/><text:tab/><text:tab/><text:tab/>[ se<text:span text:style-name="T60">t</text:span> qa n_of ]</text:p>
      <text:p text:style-name="P41">C'est un stylo. <text:tab/><text:tab/><text:tab/><text:tab/>[ se<text:span text:style-name="T60">t</text:span> qa stilo ]</text:p>
      <text:p text:style-name="P41">C'est un poisson. <text:tab/><text:tab/><text:tab/><text:tab/>[ se<text:span text:style-name="T60">t</text:span> qa pwaso ]</text:p>
      <text:p text:style-name="P41">C'est du riz.<text:tab/><text:tab/><text:tab/><text:tab/><text:tab/>[ se dju ri ]</text:p>
      <text:p text:style-name="P41"/>
      <text:p text:style-name="P44">Est-ce qu'il dort? <text:tab/>Oui. Il dort. <text:tab/><text:tab/><text:tab/>[ qes ki<text:span text:style-name="T58">l</text:span> dor? wi. il dor ]</text:p>
      <text:p text:style-name="P44">Est-ce qu'elle dort? <text:tab/>Non. Elle ne dort pas. <text:tab/>[ qes k<text:span text:style-name="T58">el</text:span> dor? no. elle no dor pa ]</text:p>
      <text:p text:style-name="P44"><text:soft-page-break/></text:p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2"/>
      <text:p text:style-name="P46"/>
      <text:p text:style-name="P73">Lesson <text:span text:style-name="T62">3</text:span></text:p>
      <text:p text:style-name="P74">Blanc <text:tab/><text:tab/><text:tab/><text:tab/>[ bla ]</text:p>
      <text:p text:style-name="P74">Noir<text:tab/><text:tab/><text:tab/><text:tab/>[ nwar ]</text:p>
      <text:p text:style-name="P74">Rouge<text:tab/><text:tab/><text:tab/><text:tab/>[ ruxġ ]</text:p>
      <text:p text:style-name="P74">Bleu<text:tab/><text:tab/><text:tab/><text:tab/>[blu]</text:p>
      <text:p text:style-name="P74">Vert<text:tab/><text:tab/><text:tab/><text:tab/>[ver]</text:p>
      <text:p text:style-name="P74">Jaune<text:tab/><text:tab/><text:tab/><text:tab/>[xġon]</text:p>
      <text:p text:style-name="P74"/>
      <text:p text:style-name="P74">Le lait est blanc.<text:tab/><text:tab/>[lo le e blqo]</text:p>
      <text:p text:style-name="P74"/>
      <text:p text:style-name="P74">Le riz est blac.<text:tab/><text:tab/><text:tab/>[lo ri e blqo]</text:p>
      <text:p text:style-name="P74"/>
      <text:p text:style-name="P74">La voiture est blanche.<text:tab/>[ la vwatur e blanx ]</text:p>
      <text:p text:style-name="P74"/>
      <text:p text:style-name="P74">La voiture est <text:s/>verte.<text:tab/><text:tab/>[ la vwatur e vert ]</text:p>
      <text:p text:style-name="P74"/>
      <text:p text:style-name="P74">La pomme est <text:s/>verte.<text:tab/><text:tab/>[ la pom e vert ]</text:p>
      <text:p text:style-name="P74"/>
      <text:p text:style-name="P74">Le vélo est vert.<text:tab/><text:tab/>[ le velo e vert ]</text:p>
      <text:p text:style-name="P74"/>
      <text:p text:style-name="P74">Les œufs sont rouges.<text:tab/><text:span text:style-name="T63">[ le zus son rouge ]</text:span></text:p>
      <text:p text:style-name="P74"/>
      <text:p text:style-name="P74">Les pommes sont vertes.<text:tab/><text:span text:style-name="T63">[ le pom son vert ]</text:span></text:p>
      <text:p text:style-name="P74"/>
      <text:p text:style-name="P74">Les vélos sont blancs.<text:tab/><text:tab/><text:span text:style-name="T63">[ le pom son blqa ]</text:span></text:p>
      <text:p text:style-name="P74"><text:soft-page-break/></text:p>
      <text:p text:style-name="P74">Les voitures sont blanches.<text:tab/><text:span text:style-name="T63">[ le vwatur son blonx ]</text:span></text:p>
      <text:p text:style-name="P74"/>
      <text:p text:style-name="P74">Les stylos sont verts.<text:tab/><text:tab/><text:span text:style-name="T63">[ le stilo so ver ]</text:span></text:p>
      <text:p text:style-name="P74"/>
      <text:p text:style-name="P74">Les vélos sont rouges.<text:tab/><text:span text:style-name="T63">[ le relo son roug ]</text:span></text:p>
      <text:p text:style-name="P74"/>
      <text:p text:style-name="P76">L'oeuf est bleu. <text:tab/><text:tab/>[ l-of e blu ]</text:p>
      <text:p text:style-name="P76"/>
      <text:p text:style-name="P76">Les oeufs sont bleus. <text:tab/><text:tab/>[ le żqu son blu ]</text:p>
      <text:p text:style-name="P76"/>
      <text:p text:style-name="P76">Le velo est jaune.<text:tab/><text:tab/>[ lo velo e xġun ]</text:p>
      <text:p text:style-name="P76"/>
      <text:p text:style-name="P76">Les velos sont jaunes. <text:tab/>[ le velo son xġun ]</text:p>
      <text:p text:style-name="P76"/>
      <text:p text:style-name="P76">La voiture est noire. <text:tab/><text:tab/>[ la vwatur e nwar ]</text:p>
      <text:p text:style-name="P76"/>
      <text:p text:style-name="P76">Les voitures sont noires.<text:tab/>[ le vwatur son nwar ]</text:p>
      <text:p text:style-name="P76"/>
      <text:p text:style-name="P76">Le ballon est rouge. <text:tab/><text:tab/>[ lo belo son rouge ]</text:p>
      <text:p text:style-name="P76"/>
      <text:p text:style-name="P76">Les ballons sont rouges. <text:s/><text:tab/>[ le belo son ruxġ ]</text:p>
      <text:p text:style-name="P74"/>
      <text:p text:style-name="P77">Le chat est noir.<text:tab/><text:tab/>[ lo xa e nwar ]</text:p>
      <text:p text:style-name="P77"/>
      <text:p text:style-name="P77">Les chats sont noirs.<text:tab/><text:tab/>[ le xa son nwar ]</text:p>
      <text:p text:style-name="P77"/>
      <text:p text:style-name="P78">Le poisson est rouge.<text:tab/><text:tab/>[ lo pwaso e ruxġ ]</text:p>
      <text:p text:style-name="P78"/>
      <text:p text:style-name="P78">Les poissons sont rouges.<text:tab/>[ le pwaso son ruxġ ]</text:p>
      <text:p text:style-name="P74"/>
      <text:p text:style-name="P79"/>
      <text:p text:style-name="P80"/>
      <text:p text:style-name="P80"/>
      <text:p text:style-name="P80"/>
      <text:p text:style-name="P108"><text:soft-page-break/><text:span text:style-name="Strong_20_Emphasis"><text:span text:style-name="T23">Elle est bleue.</text:span></text:span><text:span text:style-name="T23"><text:line-break/>She is blue.<text:line-break/>[ el e blu ]</text:span></text:p>
      <text:p text:style-name="P108"><text:span text:style-name="Strong_20_Emphasis"><text:span text:style-name="T23">Elle est noire.</text:span></text:span><text:span text:style-name="T23"><text:line-break/>She is black.<text:line-break/>[ el e nwar ]</text:span></text:p>
      <text:p text:style-name="P108"><text:span text:style-name="Strong_20_Emphasis"><text:span text:style-name="T23">Elle est rouge.</text:span></text:span><text:span text:style-name="T23"><text:line-break/>She is red.<text:line-break/>[ el e ruxġ ]</text:span></text:p>
      <text:p text:style-name="P108"><text:span text:style-name="Strong_20_Emphasis"><text:span text:style-name="T23">Il est vert.</text:span></text:span><text:span text:style-name="T23"><text:line-break/>He is green.<text:line-break/>[ il e ver ]</text:span></text:p>
      <text:p text:style-name="P108"><text:span text:style-name="Strong_20_Emphasis"><text:span text:style-name="T23">Il est blanc.</text:span></text:span><text:span text:style-name="T23"><text:line-break/>He is white.<text:line-break/>[ il e blan ]</text:span></text:p>
      <text:p text:style-name="P108"><text:span text:style-name="Strong_20_Emphasis"><text:span text:style-name="T23">Il est rouge.</text:span></text:span><text:span text:style-name="T23"><text:line-break/>He is red.<text:line-break/>[ il e ruxġ ]</text:span></text:p>
      <text:p text:style-name="P108"><text:span text:style-name="Strong_20_Emphasis"><text:span text:style-name="T23">Ils sont blancs.</text:span></text:span><text:span text:style-name="T23"><text:line-break/>They (masc.) are white.<text:line-break/>[ il son blan ]</text:span></text:p>
      <text:p text:style-name="P108"><text:span text:style-name="Strong_20_Emphasis"><text:span text:style-name="T23">Il est jaune.</text:span></text:span><text:span text:style-name="T23"><text:line-break/>He is yellow.<text:line-break/>[ il e xġon ]</text:span></text:p>
      <text:p text:style-name="P108"><text:span text:style-name="Strong_20_Emphasis"><text:span text:style-name="T23">Elles sont vertes.</text:span></text:span><text:span text:style-name="T23"><text:line-break/>They (fem.) are green.<text:line-break/>[ el son vert ]</text:span></text:p>
      <text:p text:style-name="P108"><text:span text:style-name="Strong_20_Emphasis"><text:span text:style-name="T23">Elles sont blanches.</text:span></text:span><text:span text:style-name="T23"><text:line-break/>They (fem.) are white.<text:line-break/>[ el son blanx ]</text:span></text:p>
      <text:p text:style-name="P108"><text:span text:style-name="Strong_20_Emphasis"><text:span text:style-name="T23">Ils sont rouges.</text:span></text:span><text:span text:style-name="T23"><text:line-break/>They (masc.) are red.<text:line-break/>[ il son ruxġ ]</text:span></text:p>
      <text:p text:style-name="P108"><text:span text:style-name="Strong_20_Emphasis"><text:span text:style-name="T23">Il est noir et blanc.</text:span></text:span><text:span text:style-name="T23"><text:line-break/>He is black and white.<text:line-break/>[ il e nwar e blan ]</text:span></text:p>
      <text:p text:style-name="P108"><text:span text:style-name="Strong_20_Emphasis"><text:span text:style-name="T23">Il est bleu et vert.</text:span></text:span><text:span text:style-name="T23"><text:line-break/>He is blue and green.<text:line-break/>[ il e blu e ver ]</text:span></text:p>
      <text:p text:style-name="P108"><text:soft-page-break/><text:span text:style-name="Strong_20_Emphasis"><text:span text:style-name="T23">Le chien est noir.</text:span></text:span><text:span text:style-name="T23"><text:line-break/>The dog is black.<text:line-break/>[ lo xja e nwar ]</text:span></text:p>
      <text:p text:style-name="P108"><text:span text:style-name="Strong_20_Emphasis"><text:span text:style-name="T23">Le chien est blanc.</text:span></text:span><text:span text:style-name="T23"><text:line-break/>The dog is white.<text:line-break/>[ lo xja e bl</text:span><text:span text:style-name="T24">o</text:span><text:span text:style-name="T23"> ]</text:span></text:p>
      <text:p text:style-name="P108"><text:span text:style-name="Strong_20_Emphasis"><text:span text:style-name="T23">Le chat est noir.</text:span></text:span><text:span text:style-name="T23"><text:line-break/>The cat is black.<text:line-break/>[ lo xa e nwar ]</text:span></text:p>
      <text:p text:style-name="P108"><text:span text:style-name="Strong_20_Emphasis"><text:span text:style-name="T23">Le chat est blanc.</text:span></text:span><text:span text:style-name="T23"><text:line-break/>The cat is white.<text:line-break/>[ lo xa e bl</text:span><text:span text:style-name="T24">o</text:span><text:span text:style-name="T23"> ]</text:span></text:p>
      <text:p text:style-name="P108"><text:span text:style-name="Strong_20_Emphasis"><text:span text:style-name="T23">L'herbe est verte.</text:span></text:span><text:span text:style-name="T23"><text:line-break/>The grass is green.<text:line-break/>[ lerb e vert ]</text:span></text:p>
      <text:p text:style-name="P108"><text:span text:style-name="Strong_20_Emphasis"><text:span text:style-name="T23">La lune est blanche.</text:span></text:span><text:span text:style-name="T23"><text:line-break/>The moon is white.<text:line-break/>[ la lun e blanx ]</text:span></text:p>
      <text:p text:style-name="P108"><text:span text:style-name="Strong_20_Emphasis"><text:span text:style-name="T23">La fleur est rouge.</text:span></text:span><text:span text:style-name="T23"><text:line-break/>The flower is red.<text:line-break/>[ la flur e ruxġ ]</text:span></text:p>
      <text:p text:style-name="P108"><text:span text:style-name="Strong_20_Emphasis"><text:span text:style-name="T23">Le ciel est bleu.</text:span></text:span><text:span text:style-name="T23"><text:line-break/>The sky is blue.<text:line-break/>[ le sjel e blu ]</text:span></text:p>
      <text:p text:style-name="P108"><text:span text:style-name="Strong_20_Emphasis"><text:span text:style-name="T23">Le soleil est jaune.</text:span></text:span><text:span text:style-name="T23"><text:line-break/>The sun is yellow.<text:line-break/>[ le solej e xġon ]</text:span></text:p>
      <text:p text:style-name="P108"><text:span text:style-name="Strong_20_Emphasis"><text:span text:style-name="T23">La pomme est jaune.</text:span></text:span><text:span text:style-name="T23"><text:line-break/>The apple is yellow.<text:line-break/>[ la pom e xġon ]</text:span></text:p>
      <text:p text:style-name="P108"><text:span text:style-name="Strong_20_Emphasis"><text:span text:style-name="T23">L'œuf est bleu.</text:span></text:span><text:span text:style-name="T23"><text:line-break/>The egg is blue.<text:line-break/>[ l-of e blu ]</text:span></text:p>
      <text:p text:style-name="P109"><text:span text:style-name="Strong_20_Emphasis"><text:span text:style-name="T1">La voiture est blanche.</text:span></text:span><text:span text:style-name="T1"><text:line-break/>The car is white.<text:line-break/>[ la vwatur e blanx ]</text:span></text:p>
      <text:p text:style-name="P108"><text:span text:style-name="Strong_20_Emphasis"><text:span text:style-name="T23">Le ballon est vert.</text:span></text:span><text:span text:style-name="T23"><text:line-break/>The ball is green.<text:line-break/>[ le balon e ver ]</text:span></text:p>
      <text:p text:style-name="P108"><text:soft-page-break/><text:span text:style-name="Strong_20_Emphasis"><text:span text:style-name="T23">La fleur est petite.</text:span></text:span><text:span text:style-name="T23"><text:line-break/>The flower is small.<text:line-break/>[ la flur e ptit ]</text:span></text:p>
      <text:p text:style-name="P108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8"><text:span text:style-name="Strong_20_Emphasis"><text:span text:style-name="T23">L'œuf est petit.</text:span></text:span><text:span text:style-name="T23"><text:line-break/>The egg is small.<text:line-break/>[ l-of e pti ]</text:span></text:p>
      <text:p text:style-name="P108"><text:span text:style-name="Strong_20_Emphasis"><text:span text:style-name="T23">Les œufs sont petits.</text:span></text:span><text:span text:style-name="T23"><text:line-break/>The eggs are small.<text:line-break/>[ le żqu son pti ]</text:span></text:p>
      <text:p text:style-name="P108"><text:span text:style-name="T23"/></text:p>
      <text:p text:style-name="P108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8"><text:span text:style-name="Strong_20_Emphasis"><text:span text:style-name="T23">Le poisson est gros.</text:span></text:span><text:span text:style-name="T23"><text:line-break/>The fish is big.<text:line-break/>[ le pwaso e gro ]</text:span></text:p>
      <text:p text:style-name="P108"><text:span text:style-name="Strong_20_Emphasis"><text:span text:style-name="T23">Les livres sont gros.</text:span></text:span><text:span text:style-name="T23"><text:line-break/>The books are big.<text:line-break/>[ le livr son gro ]</text:span></text:p>
      <text:p text:style-name="P108"><text:span text:style-name="Strong_20_Emphasis"><text:span text:style-name="T23">L'œuf est gros.</text:span></text:span><text:span text:style-name="T23"><text:line-break/>The egg is big.<text:line-break/>[ l-of e gro ]</text:span></text:p>
      <text:p text:style-name="P108"><text:span text:style-name="T23"/></text:p>
      <text:p text:style-name="P108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8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8"><text:span text:style-name="Strong_20_Emphasis"><text:span text:style-name="T23">Le chien est petit.</text:span></text:span><text:span text:style-name="T23"><text:line-break/>The dog is small.<text:line-break/>[ le xja e pti ]</text:span></text:p>
      <text:p text:style-name="P108"><text:span text:style-name="Strong_20_Emphasis"><text:span text:style-name="T23">Le chien est gros.</text:span></text:span><text:span text:style-name="T23"><text:line-break/>The dog is big.<text:line-break/>[ le xja e gro ]</text:span></text:p>
      <text:p text:style-name="P108"><text:soft-page-break/><text:span text:style-name="Strong_20_Emphasis"><text:span text:style-name="T23">Il est professeur.</text:span></text:span><text:span text:style-name="T23"><text:line-break/>He is a teacher.<text:line-break/>[ il e profesor ]</text:span></text:p>
      <text:p text:style-name="P108"><text:span text:style-name="Strong_20_Emphasis"><text:span text:style-name="T23">Ils sont policiers.</text:span></text:span><text:span text:style-name="T23"><text:line-break/>They (masc.) are police officers.<text:line-break/>[ il son poli-sje ]</text:span></text:p>
      <text:p text:style-name="P108"><text:span text:style-name="Strong_20_Emphasis"><text:span text:style-name="T23">Elle est médecin.</text:span></text:span><text:span text:style-name="T23"><text:line-break/>She is a doctor.<text:line-break/>[ el e medza ]</text:span></text:p>
      <text:p text:style-name="P110"><text:span text:style-name="T1"/></text:p>
      <text:p text:style-name="P108"><text:span text:style-name="Strong_20_Emphasis"><text:span text:style-name="T23">La maîtresse lit.</text:span></text:span><text:span text:style-name="T23"><text:line-break/>The (female) teacher reads.<text:line-break/>[ la metress li ]</text:span></text:p>
      <text:p text:style-name="P108"><text:span text:style-name="Strong_20_Emphasis"><text:span text:style-name="T23">Le maître écrit.</text:span></text:span><text:span text:style-name="T23"><text:line-break/>The (male) teacher writes.<text:line-break/>[ le metr ekri ]</text:span></text:p>
      <text:p text:style-name="P108"><text:span text:style-name="Strong_20_Emphasis"><text:span text:style-name="T23">Le professeur lit.</text:span></text:span><text:span text:style-name="T23"><text:line-break/>The teacher reads.<text:line-break/>[ le profesor li ]</text:span></text:p>
      <text:p text:style-name="P108"><text:span text:style-name="Strong_20_Emphasis"><text:span text:style-name="T23">Le professeur écrit.</text:span></text:span><text:span text:style-name="T23"><text:line-break/>The teacher writes.<text:line-break/>[ le profesor ekri ]</text:span></text:p>
      <text:p text:style-name="P108"><text:span text:style-name="T23"/></text:p>
      <text:p text:style-name="P108"><text:span text:style-name="Strong_20_Emphasis"><text:span text:style-name="T23">C'est un élève.</text:span></text:span><text:span text:style-name="T23"><text:line-break/>He is a student.<text:line-break/>[ se qa elèv ]</text:span></text:p>
      <text:p text:style-name="P108"><text:span text:style-name="Strong_20_Emphasis"><text:span text:style-name="T23">C'est une élève.</text:span></text:span><text:span text:style-name="T23"><text:line-break/>She is a student.<text:line-break/>[ se un elèv ]</text:span></text:p>
      <text:p text:style-name="P108"><text:span text:style-name="Strong_20_Emphasis"><text:span text:style-name="T23">Ce sont des élèves.</text:span></text:span><text:span text:style-name="T23"><text:line-break/>They are students.<text:line-break/>[ se son deż</text:span><text:span text:style-name="T25">_</text:span><text:span text:style-name="T23">elèv ]</text:span></text:p>
      <text:p text:style-name="P108"><text:span text:style-name="T23"/></text:p>
      <text:p text:style-name="P108"><text:span text:style-name="T23"/></text:p>
      <text:p text:style-name="P108"><text:span text:style-name="T23"/></text:p>
      <text:p text:style-name="P111"><text:soft-page-break/><text:span text:style-name="Strong_20_Emphasis"><text:span text:style-name="T1">Je suis un garçon.</text:span></text:span><text:span text:style-name="T1"><text:line-break/>I am a boy.<text:line-break/>[ xġ swi qa garso ]</text:span></text:p>
      <text:p text:style-name="P112"><text:span text:style-name="Strong_20_Emphasis"><text:span text:style-name="T25">Je suis une fille.</text:span></text:span><text:span text:style-name="T25"><text:line-break/>I am a girl.<text:line-break/>[ xġ swi un fi ]</text:span></text:p>
      <text:p text:style-name="P112"><text:span text:style-name="Strong_20_Emphasis"><text:span text:style-name="T25">Je suis un homme.</text:span></text:span><text:span text:style-name="T25"><text:line-break/>I am a man.<text:line-break/>[ xġ swi qa nom ]</text:span></text:p>
      <text:p text:style-name="P112"><text:span text:style-name="Strong_20_Emphasis"><text:span text:style-name="T25">Je suis une femme.</text:span></text:span><text:span text:style-name="T25"><text:line-break/>I am a woman.<text:line-break/>[ xġ swi un fam ]</text:span></text:p>
      <text:p text:style-name="P112"><text:span text:style-name="Strong_20_Emphasis"><text:span text:style-name="T23">Je suis professeur.</text:span></text:span><text:span text:style-name="T23"><text:line-break/>I am a teacher.<text:line-break/>[ xġ swi profesor ]</text:span></text:p>
      <text:p text:style-name="P112"><text:span text:style-name="Strong_20_Emphasis"><text:span text:style-name="T23">Je ne suis pas professeur.</text:span></text:span><text:span text:style-name="T23"><text:line-break/>I am not a teacher.<text:line-break/>[ xġ ne swi pa profesor ]</text:span></text:p>
      <text:p text:style-name="P112"><text:span text:style-name="Strong_20_Emphasis"><text:span text:style-name="T23">Je suis médecin.</text:span></text:span><text:span text:style-name="T23"><text:line-break/>I am a doctor.<text:line-break/>[ xġ swi medza ]</text:span></text:p>
      <text:p text:style-name="P112"><text:span text:style-name="Strong_20_Emphasis"><text:span text:style-name="T23">Je ne suis pas médecin.</text:span></text:span><text:span text:style-name="T23"><text:line-break/>I am not a doctor.<text:line-break/>[ xġ ne swi pa medza ]</text:span></text:p>
      <text:p text:style-name="P112"><text:span text:style-name="Strong_20_Emphasis"><text:span text:style-name="T23">Je suis élève.</text:span></text:span><text:span text:style-name="T23"><text:line-break/>I am a student.<text:line-break/>[ xġ swi elèv ]</text:span></text:p>
      <text:p text:style-name="P112"><text:span text:style-name="Strong_20_Emphasis"><text:span text:style-name="T23">Je ne suis pas élève.</text:span></text:span><text:span text:style-name="T23"><text:line-break/>I am not a student.<text:line-break/>[ xġ ne swi pa elèv ]</text:span></text:p>
      <text:p text:style-name="P112"><text:span text:style-name="T23"/></text:p>
      <text:p text:style-name="P112"><text:span text:style-name="T23"/></text:p>
      <text:p text:style-name="P112"><text:span text:style-name="T23"/></text:p>
      <text:p text:style-name="P112"><text:span text:style-name="T23"/></text:p>
      <text:p text:style-name="P112"><text:span text:style-name="T23"/></text:p>
      <text:p text:style-name="P112"><text:soft-page-break/><text:span text:style-name="Strong_20_Emphasis"><text:span text:style-name="T23">J'ai un livre vert.</text:span></text:span><text:span text:style-name="T23"><text:line-break/>I have a green book.<text:line-break/>[ xġ e qa livr ver ]</text:span></text:p>
      <text:p text:style-name="P112"><text:span text:style-name="Strong_20_Emphasis"><text:span text:style-name="T23">J'ai un livre jaune.</text:span></text:span><text:span text:style-name="T23"><text:line-break/>I have a yellow book.<text:line-break/>[ xġ e qa livr xġon ]</text:span></text:p>
      <text:p text:style-name="P112"><text:span text:style-name="Strong_20_Emphasis"><text:span text:style-name="T23">J'ai un livre rouge.</text:span></text:span><text:span text:style-name="T23"><text:line-break/>I have a red book.<text:line-break/>[ xġ e qa livr ruxġ ]</text:span></text:p>
      <text:p text:style-name="P84"><text:span text:style-name="Strong_20_Emphasis">Vous avez un livre vert.</text:span><text:line-break/>You have a green book.<text:line-break/>[ vu żave qa livr ver ]</text:p>
      <text:p text:style-name="P112"><text:span text:style-name="Strong_20_Emphasis"><text:span text:style-name="T23">Vous avez un livre rouge.</text:span></text:span><text:span text:style-name="T23"><text:line-break/>You have a red book.<text:line-break/>[ vu żave qa livr ruxġ ]</text:span></text:p>
      <text:p text:style-name="P112"><text:span text:style-name="Strong_20_Emphasis"><text:span text:style-name="T23">Vous avez un livre jaune.</text:span></text:span><text:span text:style-name="T23"><text:line-break/>You have a yellow book.<text:line-break/>[ vu żave qa livr xġon ]</text:span></text:p>
      <text:p text:style-name="P84"><text:span text:style-name="Strong_20_Emphasis">Est-ce que vous êtes médecin ?</text:span><text:line-break/>Are you a doctor?<text:line-break/>[ es kqa vu żet medza ? ]</text:p>
      <text:p text:style-name="P112"><text:span text:style-name="Strong_20_Emphasis"><text:span text:style-name="T23">Oui. Je suis médecin.</text:span></text:span><text:span text:style-name="T23"><text:line-break/>Yes. I am a doctor.<text:line-break/>[ wi. xġ swi medza ]</text:span></text:p>
      <text:p text:style-name="P112"><text:span text:style-name="Strong_20_Emphasis"><text:span text:style-name="T23">Est-ce que vous êtes médecin ?</text:span></text:span><text:span text:style-name="T23"><text:line-break/>Are you a doctor?<text:line-break/>[ es kqa vu żet medza ? ]</text:span></text:p>
      <text:p text:style-name="P112"><text:span text:style-name="Strong_20_Emphasis"><text:span text:style-name="T23">Non. Je ne suis pas médecin.</text:span></text:span><text:span text:style-name="T23"><text:line-break/>No. I am not a doctor.<text:line-break/>[ no. xġ ne swi pa medza ]</text:span></text:p>
      <text:p text:style-name="P84"/>
      <text:p text:style-name="P112"><text:span text:style-name="Strong_20_Emphasis"><text:span text:style-name="T26">Qu'est-ce que vous buvez ?</text:span></text:span><text:span text:style-name="T26"><text:line-break/></text:span><text:span text:style-name="T23">What are you drinking?<text:line-break/>[ kes ke vu buve ? ]</text:span></text:p>
      <text:p text:style-name="P112"><text:span text:style-name="Strong_20_Emphasis"><text:span text:style-name="T23">Je bois de l'eau.</text:span></text:span><text:span text:style-name="T23"><text:line-break/>I am drinking water.<text:line-break/>[ xġ bwa du lo ]</text:span></text:p>
      <text:p text:style-name="P112"><text:soft-page-break/><text:span text:style-name="Strong_20_Emphasis"><text:span text:style-name="T23">Qu'est-ce que vous mangez ?</text:span></text:span><text:span text:style-name="T23"><text:line-break/>What are you eating?<text:line-break/>[ kes ke vu man-xġe ? ]</text:span></text:p>
      <text:p text:style-name="P112"><text:span text:style-name="Strong_20_Emphasis"><text:span text:style-name="T23">Je mange du riz.</text:span></text:span><text:span text:style-name="T23"><text:line-break/>I am eating rice.<text:line-break/>[ xġ man-xġ dju ri ]</text:span></text:p>
      <text:p text:style-name="P112"><text:span text:style-name="T23"/></text:p>
      <text:p text:style-name="P112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2"><text:span text:style-name="Strong_20_Emphasis"><text:span text:style-name="T23">J'ai un sandwich.</text:span></text:span><text:span text:style-name="T23"><text:line-break/>I have a sandwich.<text:line-break/>[ xġ e qa sandwiċ ]</text:span></text:p>
      <text:p text:style-name="P112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2"><text:span text:style-name="Strong_20_Emphasis"><text:span text:style-name="T23">J'ai un stylo.</text:span></text:span><text:span text:style-name="T23"><text:line-break/>I have a pen.<text:line-break/>[ xġ e qa stilo ]</text:span></text:p>
      <text:p text:style-name="P113"><text:span text:style-name="T1"/></text:p>
      <text:p text:style-name="P112"><text:span text:style-name="Strong_20_Emphasis"><text:span text:style-name="T23">Je suis maîtresse.</text:span></text:span><text:span text:style-name="T23"><text:line-break/>I am a (female) teacher.<text:line-break/>[ xġ swi mejtress ]</text:span></text:p>
      <text:p text:style-name="P112"><text:span text:style-name="Strong_20_Emphasis"><text:span text:style-name="T23">Nous sommes professeurs.</text:span></text:span><text:span text:style-name="T23"><text:line-break/>We are teachers.<text:line-break/>[ nu som profesor ]</text:span></text:p>
      <text:p text:style-name="P112"><text:span text:style-name="Strong_20_Emphasis"><text:span text:style-name="T23">Je suis une fille.</text:span></text:span><text:span text:style-name="T23"><text:line-break/>I am a girl.<text:line-break/>[ xġ swi un fi ]</text:span></text:p>
      <text:p text:style-name="P112"><text:span text:style-name="Strong_20_Emphasis"><text:span text:style-name="T23">Nous sommes des filles.</text:span></text:span><text:span text:style-name="T23"><text:line-break/>We are girls.<text:line-break/>[ nu som de fi ]</text:span></text:p>
      <text:p text:style-name="P112"><text:span text:style-name="T23"/></text:p>
      <text:p text:style-name="P112"><text:span text:style-name="Strong_20_Emphasis"><text:span text:style-name="T23">Nous sommes des garçons.</text:span></text:span><text:span text:style-name="T23"><text:line-break/>We are boys.<text:line-break/>[ nu som de garso ]</text:span></text:p>
      <text:p text:style-name="P112"><text:soft-page-break/><text:span text:style-name="Strong_20_Emphasis"><text:span text:style-name="T23">Nous sommes policiers.</text:span></text:span><text:span text:style-name="T23"><text:line-break/>We are police officers.<text:line-break/>[ nu som poli-sje ]</text:span></text:p>
      <text:p text:style-name="P112"><text:span text:style-name="Strong_20_Emphasis"><text:span text:style-name="T23">Nous sommes médecins.</text:span></text:span><text:span text:style-name="T23"><text:line-break/>We are doctors.<text:line-break/>[ nu som medz</text:span><text:span text:style-name="T27">a</text:span><text:span text:style-name="T23"> ]</text:span></text:p>
      <text:p text:style-name="P113"><text:span text:style-name="T1"/></text:p>
      <text:p text:style-name="P112"><text:span text:style-name="Strong_20_Emphasis"><text:span text:style-name="T23">J'ai un vélo rouge.</text:span></text:span><text:span text:style-name="T23"><text:line-break/>I have a red bicycle.<text:line-break/>[ xġ e qa velo ruxġ ]</text:span></text:p>
      <text:p text:style-name="P112"><text:span text:style-name="Strong_20_Emphasis"><text:span text:style-name="T23">Nous avons des vélos verts.</text:span></text:span><text:span text:style-name="T23"><text:line-break/>We have green bicycles.<text:line-break/>[ nu ż_avo de velo ver ]</text:span></text:p>
      <text:p text:style-name="P112"><text:span text:style-name="Strong_20_Emphasis"><text:span text:style-name="T23">J'ai des pommes rouges.</text:span></text:span><text:span text:style-name="T23"><text:line-break/>I have red apples.<text:line-break/>[ xġ e de pom ruxġ ]</text:span></text:p>
      <text:p text:style-name="P112"><text:span text:style-name="Strong_20_Emphasis"><text:span text:style-name="T23">Nous avons des pommes vertes.</text:span></text:span><text:span text:style-name="T23"><text:line-break/>We have green apples.<text:line-break/>[ nu ż_avo de pom vert</text:span><text:span text:style-name="T27">t</text:span><text:span text:style-name="T23"> ]</text:span></text:p>
      <text:p text:style-name="P112"><text:span text:style-name="T23"/></text:p>
      <text:p text:style-name="P112"><text:span text:style-name="Strong_20_Emphasis"><text:span text:style-name="T23">J'ai des fleurs rouges.</text:span></text:span><text:span text:style-name="T23"><text:line-break/>I have red flowers.<text:line-break/>[ xġ e de flur ruxġ ]</text:span></text:p>
      <text:p text:style-name="P112"><text:span text:style-name="Strong_20_Emphasis"><text:span text:style-name="T23">Vous avez des fleurs rouges.</text:span></text:span><text:span text:style-name="T23"><text:line-break/>You have red flowers.<text:line-break/>[ vu żav de flur ruxġ ]</text:span></text:p>
      <text:p text:style-name="P112"><text:span text:style-name="Strong_20_Emphasis"><text:span text:style-name="T23">Il a des fleurs rouges.</text:span></text:span><text:span text:style-name="T23"><text:line-break/>He has red flowers.<text:line-break/>[ il a de flur ruxġ ]</text:span></text:p>
      <text:p text:style-name="P112"><text:span text:style-name="Strong_20_Emphasis"><text:span text:style-name="T23">Elle a des fleurs rouges.</text:span></text:span><text:span text:style-name="T23"><text:line-break/>She has red flowers.<text:line-break/>[ el a de flur ruxġ ]</text:span></text:p>
      <text:p text:style-name="P112"><text:span text:style-name="Strong_20_Emphasis"><text:span text:style-name="T23">Nous avons des fleurs rouges.</text:span></text:span><text:span text:style-name="T23"><text:line-break/>We have red flowers.<text:line-break/>[ nu ż_avo de flur ruxġ ]</text:span></text:p>
      <text:p text:style-name="P112"><text:span text:style-name="Strong_20_Emphasis"><text:span text:style-name="T23">Ils ont des fleurs rouges.</text:span></text:span><text:span text:style-name="T23"><text:line-break/>They (masc.) have red flowers.<text:line-break/>[ il ż_on de flur ruxġ ]</text:span></text:p>
      <text:p text:style-name="P112"><text:soft-page-break/><text:span text:style-name="Strong_20_Emphasis"><text:span text:style-name="T23">Qu'est-ce que l'homme fait ?</text:span></text:span><text:span text:style-name="T23"><text:line-break/>What is the man doing?<text:line-break/>[ kes ke lom fe ? ]</text:span></text:p>
      <text:p text:style-name="P112"><text:span text:style-name="Strong_20_Emphasis"><text:span text:style-name="T23">L'homme cuisine.</text:span></text:span><text:span text:style-name="T23"><text:line-break/>The man is cooking.<text:line-break/>[ lom kwiżin ]</text:span></text:p>
      <text:p text:style-name="P112"><text:span text:style-name="Strong_20_Emphasis"><text:span text:style-name="T23">Qu'est-ce que la femme fait ?</text:span></text:span><text:span text:style-name="T23"><text:line-break/>What is the woman doing?<text:line-break/>[ kes ke la fam fe ? ]</text:span></text:p>
      <text:p text:style-name="P112"><text:span text:style-name="Strong_20_Emphasis"><text:span text:style-name="T23">La femme lit.</text:span></text:span><text:span text:style-name="T23"><text:line-break/>The woman is reading.<text:line-break/>[ la fam li ]</text:span></text:p>
      <text:p text:style-name="P112"><text:span text:style-name="Strong_20_Emphasis"><text:span text:style-name="T23">Qu'est-ce que le garçon fait ?</text:span></text:span><text:span text:style-name="T23"><text:line-break/>What is the boy doing?<text:line-break/>[ kes ke lo garso fe ? ]</text:span></text:p>
      <text:p text:style-name="P112"><text:span text:style-name="Strong_20_Emphasis"><text:span text:style-name="T23">Le garçon court.</text:span></text:span><text:span text:style-name="T23"><text:line-break/>The boy is running.<text:line-break/>[ lo garso kur ]</text:span></text:p>
      <text:p text:style-name="P114"><text:span text:style-name="T1"/></text:p>
      <text:p text:style-name="P113"><text:span text:style-name="T1"/></text:p>
      <text:p text:style-name="P81"/>
      <text:p text:style-name="P79"><text:span text:style-name="T23"/></text:p>
      <text:p text:style-name="P74"/>
      <text:p text:style-name="P74"/>
      <text:p text:style-name="P82"/>
      <text:p text:style-name="P46"/>
      <text:p text:style-name="P7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soft-page-break/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<text:span text:style-name="T61">e</text:span>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<text:span text:style-name="T61">k</text:span> livr ] <text:tab/><text:tab/><text:tab/>five books</text:p>
      <text:p text:style-name="P49"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75"><text:line-break/><text:line-break/><text:line-break/>Il y a un livre <text:tab/><text:tab/><text:tab/><text:tab/>[ il ja qa livr ] <text:tab/><text:tab/><text:tab/><text:tab/>There is a book</text:p>
      <text:p text:style-name="P47"/>
      <text:p text:style-name="P47">Il y a une femme <text:tab/><text:tab/><text:tab/>[ il ja qun fam ] <text:tab/><text:tab/><text:tab/>There is a woman</text:p>
      <text:p text:style-name="P47"/>
      <text:p text:style-name="P47">Il y a un oeuf <text:tab/><text:tab/><text:tab/><text:tab/>[ il ja qa n<text:span text:style-name="T64">_</text:span>of ] <text:tab/><text:tab/><text:tab/><text:tab/>There is an egg</text:p>
      <text:p text:style-name="P47"/>
      <text:p text:style-name="P47">Il y a un enfant <text:tab/><text:tab/><text:tab/>[ il ja qa n<text:span text:style-name="T61">_</text:span>anfa ] <text:tab/><text:tab/><text:tab/>There is a child</text:p>
      <text:p text:style-name="P47"/>
      <text:p text:style-name="P47">Il y a un poisson <text:tab/><text:tab/><text:tab/>[ il ja qa pwasso ] <text:tab/><text:tab/><text:tab/>There is a fish</text:p>
      <text:p text:style-name="P47"/>
      <text:p text:style-name="P47">Il y a un portable <text:tab/><text:tab/><text:tab/>[ il ja qa portabl ] <text:tab/><text:tab/><text:tab/>There is a phone</text:p>
      <text:p text:style-name="P47"/>
      <text:p text:style-name="P47">Il y a quatre femmes <text:tab/><text:tab/><text:tab/>[ il ja katro fam ] <text:tab/><text:tab/><text:tab/>There are four women</text:p>
      <text:p text:style-name="P47"/>
      <text:p text:style-name="P47">Il y a trois livres <text:tab/><text:tab/><text:tab/>[ il ja twa livr ] <text:tab/><text:tab/><text:tab/><text:tab/>There are three books</text:p>
      <text:p text:style-name="P47"/>
      <text:p text:style-name="P47">Il y a deux enfants <text:tab/><text:tab/><text:tab/>[ il ja dqu ż<text:span text:style-name="T61">_</text:span>anfa ] <text:tab/><text:tab/><text:tab/>There are two children</text:p>
      <text:p text:style-name="P47"/>
      <text:p text:style-name="P47">Il y a cinq poissons <text:tab/><text:tab/><text:tab/>[ il ja sa<text:span text:style-name="T61">k</text:span> pwaso ] <text:tab/><text:tab/><text:tab/>There are five fish</text:p>
      <text:p text:style-name="P47"/>
      <text:p text:style-name="P47">Il y a six oeufs <text:tab/><text:tab/><text:tab/><text:tab/>[ il ja sis ż<text:span text:style-name="T64">_</text:span>qu ] <text:tab/><text:tab/><text:tab/><text:tab/>There are six eggs</text:p>
      <text:p text:style-name="P47"/>
      <text:p text:style-name="P47">Il y a deux portables <text:tab/><text:tab/><text:tab/>[ il ja dqu portabl ] <text:tab/><text:tab/><text:tab/>There are two phones</text:p>
      <text:p text:style-name="P47"/>
      <text:p text:style-name="P47">Il y a quatre clés <text:tab/><text:tab/><text:tab/>[ il ja katre kle ] <text:tab/><text:tab/><text:tab/>There are four keys</text:p>
      <text:p text:style-name="P47"/>
      <text:p text:style-name="P47">Il y a un lit <text:tab/><text:tab/><text:tab/><text:tab/>[ il ja qa li ] <text:tab/><text:tab/><text:tab/><text:tab/>There is a bed</text:p>
      <text:p text:style-name="P47"/>
      <text:p text:style-name="P47">Il y a trois balles <text:tab/><text:tab/><text:tab/>[ il ja twa ball ] <text:tab/><text:tab/><text:tab/>There are three balls</text:p>
      <text:p text:style-name="P47"/>
      <text:p text:style-name="P47">Il y a une tasse <text:tab/><text:tab/><text:tab/>[ il ja un tas ] <text:tab/><text:tab/><text:tab/><text:tab/>There is a cup</text:p>
      <text:p text:style-name="P47"/>
      <text:p text:style-name="P47">Il y a quatre chaises <text:tab/><text:tab/><text:tab/>[ il ja katre xeż ] <text:tab/><text:tab/><text:tab/>There are four chairs</text:p>
      <text:p text:style-name="P47"><text:soft-page-break/></text:p>
      <text:p text:style-name="P47">Il y a deux tables <text:tab/><text:tab/><text:tab/>[ il ja dqu tabl ] <text:tab/><text:tab/><text:tab/>There are two tables</text:p>
      <text:p text:style-name="P47"/>
      <text:p text:style-name="P48">Il y a trois téléphones <text:tab/><text:tab/>[ il ja twa telefon ] <text:tab/><text:tab/><text:tab/>There are three phones</text:p>
      <text:p text:style-name="P48"/>
      <text:p text:style-name="P51">Il y a une balle</text:p>
      <text:p text:style-name="P48"/>
      <text:p text:style-name="P51">Il y a trois chaises</text:p>
      <text:p text:style-name="P48"/>
      <text:p text:style-name="P51">Il y a deux tables</text:p>
      <text:p text:style-name="P48"/>
      <text:p text:style-name="P51">Il y a une table</text:p>
      <text:p text:style-name="P48"/>
      <text:p text:style-name="P48"/>
      <text:p text:style-name="P48"/>
      <text:p text:style-name="P51">Combien y a-t-il de poissons ?<text:tab/><text:tab/>Il y a trois poissons</text:p>
      <text:p text:style-name="P48"><text:line-break/><text:span text:style-name="T59">Kombja ya til di pwasso<text:tab/><text:tab/><text:tab/>il ja twa pwasso</text:span></text:p>
      <text:p text:style-name="P48"/>
      <text:p text:style-name="P48"/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><text:soft-page-break/></text:p>
      <text:p text:style-name="P53">Il y a six tasses.<text:tab/><text:tab/>[ il ja si taż ]</text:p>
      <text:p text:style-name="P53"/>
      <text:p text:style-name="P53"/>
      <text:p text:style-name="P53"/>
      <text:p text:style-name="P53">Il y a trois oeufs. <text:tab/>[ il ja twa żqu ] <text:tab/>There are three eggs</text:p>
      <text:p text:style-name="P53"/>
      <text:p text:style-name="P53">Il y a cinq oeufs. <text:tab/>[ il ja sank qu ] <text:tab/>There are five eggs</text:p>
      <text:p text:style-name="P53"/>
      <text:p text:style-name="P53">Il y a quatre tasses.<text:tab/> [ il ja katre taż ] <text:tab/>There are four cups</text:p>
      <text:p text:style-name="P53"/>
      <text:p text:style-name="P53">Il y a six tasses. <text:tab/>[ il ja si taż ] <text:tab/><text:tab/>There are six cups</text:p>
      <text:p text:style-name="P53"/>
      <text:p text:style-name="P54">Trois assiettes sont blanches. <text:tab/>[ twas asjet son blanx ] <text:tab/>Three plates are white</text:p>
      <text:p text:style-name="P54"><text:line-break/>Une fleur est rouge. <text:tab/><text:tab/><text:tab/>[ un flor e ruxġ ] <text:tab/><text:tab/>A flower is red</text:p>
      <text:p text:style-name="P54"><text:line-break/>Deux pommes sont vertes. <text:tab/><text:tab/>[ du pom son vert ] <text:tab/><text:tab/>Two apples are green</text:p>
      <text:p text:style-name="P54"><text:line-break/>Quatre bols sont bleus. <text:tab/><text:tab/>[ katre bol son blu ] <text:tab/><text:tab/>Four bowls are blue</text:p>
      <text:p text:style-name="P54"/>
      <text:p text:style-name="P55"><text:span text:style-name="Strong_20_Emphasis">Combien y a-t-il de tables blanches?</text:span><text:line-break/>[ kombja ja til di tab-l<text:span text:style-name="T61">e</text:span> blanx? ]</text:p>
      <text:p text:style-name="P55"><text:line-break/><text:span text:style-name="Strong_20_Emphasis">Il y a deux tables blanches.</text:span><text:line-break/>[ il ja du tab-l<text:span text:style-name="T61">e</text:span>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<text:soft-page-break/>How many black telephones are there? There is one black telephone.</text:p>
      <text:p text:style-name="P51"/>
      <text:p text:style-name="P51"/>
      <text:p text:style-name="P91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91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91"><text:span text:style-name="Strong_20_Emphasis"><text:span text:style-name="T7">Un pantalon<text:tab/><text:tab/></text:span></text:span><text:span text:style-name="T7">[ qa pa-ta-lo ]<text:tab/><text:tab/>Pants</text:span></text:p>
      <text:p text:style-name="P91"><text:span text:style-name="T7"/></text:p>
      <text:p text:style-name="P92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92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92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92"><text:span text:style-name="T7"/></text:p>
      <text:p text:style-name="P58">Un tee-shirt jaune <text:tab/>[ qa ti-xert x<text:span text:style-name="T65">ġu</text:span>n ] <text:tab/>A yellow t-shirt</text:p>
      <text:p text:style-name="P58"/>
      <text:p text:style-name="P58">Un tee-shirt vert <text:tab/>[ qa ti-xert ver ] <text:tab/>A green t-shirt</text:p>
      <text:p text:style-name="P58"/>
      <text:p text:style-name="P58"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93"><text:span text:style-name="Strong_20_Emphasis"><text:span text:style-name="T7">Combien de tasses avez-vous?</text:span></text:span><text:span text:style-name="T9"><text:line-break/>[ kombja di taż ave-vu? ]</text:span></text:p>
      <text:p text:style-name="P93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85"/>
      <text:p text:style-name="P59"><text:span text:style-name="T42">Combien de sandwichs avez-vous?</text:span><text:line-break/>[ kombja di sandwiċ ave-vu? ]</text:p>
      <text:p text:style-name="P59"><text:line-break/><text:span text:style-name="T42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93"><text:span text:style-name="Strong_20_Emphasis"><text:span text:style-name="T9">Combien de bols avez-vous ?</text:span></text:span><text:span text:style-name="T9"><text:line-break/>[ kombja di bol ave-vu? ]</text:span></text:p>
      <text:p text:style-name="P93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93"><text:span text:style-name="Strong_20_Emphasis"><text:span text:style-name="T9">Combien d'assiettes avez-vous ?</text:span></text:span><text:span text:style-name="T9"><text:line-break/>[ kombja dasjet av-vu? ]</text:span></text:p>
      <text:p text:style-name="P93"><text:soft-page-break/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93"><text:span text:style-name="T9"/></text:p>
      <text:p text:style-name="P93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93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93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/>
      <text:p text:style-name="P93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/>
      <text:p text:style-name="P93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93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93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94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94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94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94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94"><text:soft-page-break/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94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94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94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94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94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94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94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94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94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94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94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95"><text:span text:style-name="Strong_20_Emphasis"><text:span text:style-name="T9">L'homme achète un manteau.</text:span></text:span><text:span text:style-name="T9"><text:line-break/>[ lom a-xet qa man-to ]<text:line-break/>The man is buying a coat.<text:line-break/></text:span><text:soft-page-break/><text:span text:style-name="T9"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95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/>
      <text:p text:style-name="P95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95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/>
      <text:p text:style-name="P96"><text:span text:style-name="Strong_20_Emphasis"><text:span text:style-name="T9">Qui mange ?</text:span></text:span><text:span text:style-name="T9"><text:line-break/>[ ki manxġ ? ]</text:span></text:p>
      <text:p text:style-name="P95"><text:span text:style-name="T9"/></text:p>
      <text:p text:style-name="P96"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96"><text:span text:style-name="Strong_20_Emphasis"><text:span text:style-name="T9">Qui lit ?</text:span></text:span><text:span text:style-name="T9"><text:line-break/>[ ki li ? ]<text:line-break/></text:span></text:p>
      <text:p text:style-name="P96"><text:span text:style-name="Strong_20_Emphasis"><text:span text:style-name="T9">Les élèves lisent.</text:span></text:span><text:span text:style-name="T9"><text:line-break/>[ le żelèv li</text:span><text:span text:style-name="T12">ż-s</text:span><text:span text:style-name="T9"> ]</text:span></text:p>
      <text:p text:style-name="P62"><text:line-break/>Who is reading? <text:s/>The students are reading.</text:p>
      <text:p text:style-name="P61"/>
      <text:p text:style-name="P95"><text:span text:style-name="Strong_20_Emphasis"><text:span text:style-name="T9">Qui boit ?</text:span></text:span><text:span text:style-name="T9"><text:line-break/>[ ki bwa ? ]</text:span></text:p>
      <text:p text:style-name="P95"><text:span text:style-name="T9"/></text:p>
      <text:p text:style-name="P96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95"><text:span text:style-name="Strong_20_Emphasis"><text:span text:style-name="T9">Qui écrit ?</text:span></text:span><text:span text:style-name="T9"><text:line-break/>[ ki ekri ? ]<text:line-break/></text:span></text:p>
      <text:p text:style-name="P96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96"><text:span text:style-name="T9"><text:line-break/><text:line-break/></text:span><text:soft-page-break/><text:span text:style-name="T9"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97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/>
      <text:p text:style-name="P96"><text:span text:style-name="Strong_20_Emphasis"><text:span text:style-name="T9">Qui a le ballon ?</text:span></text:span><text:span text:style-name="T9"><text:line-break/>[ ki a lo ba-lon ? ]<text:line-break/></text:span></text:p>
      <text:p text:style-name="P97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/>
      <text:p text:style-name="P96"><text:span text:style-name="Strong_20_Emphasis"><text:span text:style-name="T9">Qui a les livres ?</text:span></text:span><text:span text:style-name="T9"><text:line-break/>[ ki a le livr ? ]<text:line-break/></text:span></text:p>
      <text:p text:style-name="P97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96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116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97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97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97"><text:span text:style-name="Strong_20_Emphasis"><text:span text:style-name="T9">Qui porte un chapeau ?</text:span></text:span><text:span text:style-name="T9"><text:line-break/>[ ki port qa xa-po ? ]<text:line-break/></text:span></text:p>
      <text:p text:style-name="P97"><text:span text:style-name="Strong_20_Emphasis"><text:span text:style-name="T9">Nous portons un chapeau.</text:span></text:span><text:span text:style-name="T9"><text:line-break/>[ nu porto qa xa-po ]</text:span></text:p>
      <text:p text:style-name="P116"><text:span text:style-name="T9"><text:line-break/>Who is wearing a hat? <text:s/>We are wearing a hat.<text:line-break/></text:span></text:p>
      <text:p text:style-name="P116"><text:span text:style-name="T9"><text:line-break/><text:line-break/></text:span><text:soft-page-break/><text:span text:style-name="Strong_20_Emphasis"><text:span text:style-name="T9">Qui marche ?</text:span></text:span><text:span text:style-name="T9"><text:line-break/>[ ki marx ? ]<text:line-break/></text:span></text:p>
      <text:p text:style-name="P116"><text:span text:style-name="Strong_20_Emphasis"><text:span text:style-name="T9">Nous marchons.</text:span></text:span><text:span text:style-name="T9"><text:line-break/>[ nu marxo ]</text:span></text:p>
      <text:p text:style-name="P116"><text:span text:style-name="T9"><text:line-break/>Who is walking?We are walking.</text:span></text:p>
      <text:p text:style-name="P63"/>
      <text:p text:style-name="P97"><text:span text:style-name="Strong_20_Emphasis"><text:span text:style-name="T9">Qui court ?</text:span></text:span><text:span text:style-name="T9"><text:line-break/>[ ki kur ? ]<text:line-break/></text:span></text:p>
      <text:p text:style-name="P116"><text:span text:style-name="Strong_20_Emphasis"><text:span text:style-name="T9">Nous courons.</text:span></text:span><text:span text:style-name="T9"><text:line-break/>[ nu kuro ]</text:span></text:p>
      <text:p text:style-name="P116"><text:span text:style-name="T9"><text:line-break/>Who is running? <text:s/>We are running.</text:span></text:p>
      <text:p text:style-name="P64"/>
      <text:p text:style-name="P98"><text:span text:style-name="Strong_20_Emphasis"><text:span text:style-name="T9">Combien y a-t-il d'arbres ?</text:span></text:span><text:span text:style-name="T9"><text:line-break/>[ kombja ja til d</text:span><text:span text:style-name="T28">_</text:span><text:span text:style-name="T9">arbr ? ]<text:line-break/></text:span></text:p>
      <text:p text:style-name="P98"><text:span text:style-name="Strong_20_Emphasis"><text:span text:style-name="T9">Il y a trois arbres.</text:span></text:span><text:span text:style-name="T9"><text:line-break/>[ il ja twa </text:span><text:span text:style-name="T28">ż_</text:span><text:span text:style-name="T9">arbr ]</text:span></text:p>
      <text:p text:style-name="P64"><text:line-break/>How many trees are there? <text:s text:c="2"/>There are three trees.</text:p>
      <text:p text:style-name="P64"/>
      <text:p text:style-name="P98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8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98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98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98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98"><text:span text:style-name="Strong_20_Emphasis"><text:span text:style-name="T9">Il y a six enfants.</text:span></text:span><text:span text:style-name="T9"><text:line-break/>[ il ja si </text:span><text:span text:style-name="T28">ż_</text:span><text:span text:style-name="T9">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98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9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99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99"><text:span text:style-name="T9"/></text:p>
      <text:p text:style-name="P99"><text:span text:style-name="Strong_20_Emphasis"><text:span text:style-name="T9">C'est une assiette.</text:span></text:span><text:span text:style-name="T9"><text:line-break/>[ se</text:span><text:span text:style-name="T29">t</text:span><text:span text:style-name="T9"> un asjet ]</text:span></text:p>
      <text:p text:style-name="P65"><text:line-break/>What is this? It is a plate.</text:p>
      <text:p text:style-name="P63"/>
      <text:p text:style-name="P100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0"><text:span text:style-name="Strong_20_Emphasis"><text:span text:style-name="T9">C'est un arbre.</text:span></text:span><text:span text:style-name="T9"><text:line-break/>[ se</text:span><text:span text:style-name="T29">t</text:span><text:span text:style-name="T9"> qa </text:span><text:span text:style-name="T15">n_</text:span><text:span text:style-name="T9">arbr ]</text:span></text:p>
      <text:p text:style-name="P66"><text:line-break/>What is this? It is a tree.</text:p>
      <text:p text:style-name="P65"/>
      <text:p text:style-name="P99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100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101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1"><text:span text:style-name="Strong_20_Emphasis"><text:span text:style-name="T9">C'est un vélo.</text:span></text:span><text:span text:style-name="T9"><text:line-break/>[ se</text:span><text:span text:style-name="T29">t</text:span><text:span text:style-name="T9"> qa velo ]</text:span></text:p>
      <text:p text:style-name="P67"><text:line-break/>What is this? <text:s/>It is a bicycle.</text:p>
      <text:p text:style-name="P66"/>
      <text:p text:style-name="P100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101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100"><text:soft-page-break/><text:span text:style-name="Strong_20_Emphasis"><text:span text:style-name="T9">Qui a un vélo ?</text:span></text:span><text:span text:style-name="T9"><text:line-break/>[ ki-</text:span><text:span text:style-name="T29">j</text:span><text:span text:style-name="T9">a qa velo ? ]<text:line-break/></text:span></text:p>
      <text:p text:style-name="P101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100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101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101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101"><text:span text:style-name="Strong_20_Emphasis"><text:span text:style-name="T9">Il y a quatre clés.</text:span></text:span><text:span text:style-name="T9"><text:line-break/>[ il ja katre kle ]</text:span></text:p>
      <text:p text:style-name="P67"><text:line-break/>How many keys are there? There are four keys.</text:p>
      <text:p text:style-name="P67"/>
      <text:p text:style-name="P101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101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101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101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101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101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><text:soft-page-break/></text:p>
      <text:p text:style-name="P102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102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/>
      <text:p text:style-name="P101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102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102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pan text:style-name="Strong_20_Emphasis">Oui.</text:span></text:p>
      <text:p text:style-name="P69"><text:span text:style-name="Strong_20_Emphasis"/></text:p>
      <text:p text:style-name="P102"><text:span text:style-name="Strong_20_Emphasis"><text:span text:style-name="T9">Est-ce que vous êtes médecin ?<text:line-break/></text:span></text:span><text:span text:style-name="Strong_20_Emphasis"><text:span text:style-name="T31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102"><text:span text:style-name="Strong_20_Emphasis"><text:span text:style-name="T9">La voiture est rouge.<text:line-break/></text:span></text:span><text:span text:style-name="Strong_20_Emphasis"><text:span text:style-name="T31">[ la vwatur e ruxġ ]<text:line-break/>The car is red.</text:span></text:span></text:p>
      <text:p text:style-name="P102"><text:span text:style-name="Strong_20_Emphasis"><text:span text:style-name="T9"/></text:span></text:p>
      <text:p text:style-name="P102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102"><text:span text:style-name="T9"/></text:p>
      <text:p text:style-name="P102"><text:span text:style-name="Strong_20_Emphasis"><text:span text:style-name="T9">Le chat est noir.</text:span></text:span><text:span text:style-name="T9"><text:line-break/>[ le xa e nwar ]<text:line-break/>The cat is black.</text:span></text:p>
      <text:p text:style-name="P102"><text:span text:style-name="T9"/></text:p>
      <text:p text:style-name="P102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102"><text:span text:style-name="Strong_20_Emphasis"><text:span text:style-name="T9">Le poisson est rouge.<text:line-break/></text:span></text:span><text:span text:style-name="Strong_20_Emphasis"><text:span text:style-name="T31">[ l pwasso e ruxġ ]<text:line-break/>The fish is red.</text:span></text:span></text:p>
      <text:p text:style-name="P102"><text:span text:style-name="Strong_20_Emphasis"><text:span text:style-name="T31"/></text:span></text:p>
      <text:p text:style-name="P102"><text:soft-page-break/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102"><text:span text:style-name="T9"/></text:p>
      <text:p text:style-name="P102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102"><text:span text:style-name="T9"/></text:p>
      <text:p text:style-name="P102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102"><text:span text:style-name="T9"/></text:p>
      <text:p text:style-name="P102"><text:span text:style-name="T9"/></text:p>
      <text:p text:style-name="P102"><text:span text:style-name="T9"/></text:p>
      <text:p text:style-name="P102"><text:span text:style-name="T9"/></text:p>
      <text:p text:style-name="P102"><text:span text:style-name="T9"/></text:p>
      <text:p text:style-name="P102"><text:span text:style-name="Strong_20_Emphasis"><text:span text:style-name="T9">Le chien est gros.</text:span></text:span><text:span text:style-name="T9"><text:line-break/>[ le xja e gro ]<text:line-break/>The dog is big.</text:span></text:p>
      <text:p text:style-name="P102"><text:span text:style-name="T9"/></text:p>
      <text:p text:style-name="P102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102"><text:span text:style-name="T9"/></text:p>
      <text:p text:style-name="P102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102"><text:span text:style-name="T9"/></text:p>
      <text:p text:style-name="P102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102"><text:span text:style-name="T9"/></text:p>
      <text:p text:style-name="P103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102"><text:span text:style-name="T9"/></text:p>
      <text:p text:style-name="P103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102"><text:span text:style-name="T9"/></text:p>
      <text:p text:style-name="P103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102"><text:span text:style-name="T9"><text:line-break/></text:span><text:span text:style-name="Strong_20_Emphasis"><text:span text:style-name="T9">J’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102"><text:soft-page-break/><text:span text:style-name="T9"/></text:p>
      <text:p text:style-name="P103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103"><text:span text:style-name="T9"/></text:p>
      <text:p text:style-name="P103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103"><text:span text:style-name="T9"/></text:p>
      <text:p text:style-name="P103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3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103"><text:span text:style-name="T9"/></text:p>
      <text:p text:style-name="P104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3"><text:span text:style-name="T9"/></text:p>
      <text:p text:style-name="P103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103"><text:span text:style-name="T9"/></text:p>
      <text:p text:style-name="P104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103"><text:span text:style-name="T9"/></text:p>
      <text:p text:style-name="P104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103"><text:span text:style-name="T9"/></text:p>
      <text:p text:style-name="P104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103"><text:span text:style-name="T9"/></text:p>
      <text:p text:style-name="P104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103"><text:span text:style-name="T9"/></text:p>
      <text:p text:style-name="P104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><text:soft-page-break/></text:p>
      <text:p text:style-name="P104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104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104"><text:span text:style-name="T9"/></text:p>
      <text:p text:style-name="P105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105"><text:span text:style-name="T9"/></text:p>
      <text:p text:style-name="P105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105"><text:span text:style-name="T9"/></text:p>
      <text:p text:style-name="P105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105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105"><text:span text:style-name="T9"/></text:p>
      <text:p text:style-name="P105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105"><text:span text:style-name="T9"/></text:p>
      <text:p text:style-name="P105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105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105"><text:span text:style-name="T9"/></text:p>
      <text:p text:style-name="P106"><text:span text:style-name="Strong_20_Emphasis"><text:span text:style-name="T9">Je conduis.</text:span></text:span><text:span text:style-name="T9"><text:line-break/>[ xġ kondwi ]<text:line-break/>I am driving.</text:span></text:p>
      <text:p text:style-name="P106"><text:span text:style-name="T9"/></text:p>
      <text:p text:style-name="P106"><text:span text:style-name="T9"><text:line-break/><text:line-break/></text:span><text:span text:style-name="Strong_20_Emphasis"><text:span text:style-name="T9">une voiture</text:span></text:span><text:span text:style-name="T9"><text:line-break/></text:span><text:soft-page-break/><text:span text:style-name="T9">[ un </text:span><text:span text:style-name="T20">va_</text:span><text:span text:style-name="T9">tur ]<text:line-break/>A car.</text:span></text:p>
      <text:p text:style-name="P105"><text:span text:style-name="T9"/></text:p>
      <text:p text:style-name="P105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105"><text:span text:style-name="T9"/></text:p>
      <text:p text:style-name="P105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105"><text:span text:style-name="T9"/></text:p>
      <text:p text:style-name="P105"><text:span text:style-name="Strong_20_Emphasis"><text:span text:style-name="T9">deux stylos</text:span></text:span><text:span text:style-name="T9"><text:line-break/>[ du stilo ]<text:line-break/>Two pens.</text:span></text:p>
      <text:p text:style-name="P105"><text:span text:style-name="T9"/></text:p>
      <text:p text:style-name="P105"><text:span text:style-name="Strong_20_Emphasis"><text:span text:style-name="T9">trois vélos</text:span></text:span><text:span text:style-name="T9"><text:line-break/>[ trwa velo ]<text:line-break/>Three bikes.</text:span></text:p>
      <text:p text:style-name="P105"><text:span text:style-name="T9"/></text:p>
      <text:p text:style-name="P105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105"><text:span text:style-name="T9"/></text:p>
      <text:p text:style-name="P105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105"><text:span text:style-name="T9"/></text:p>
      <text:p text:style-name="P105"><text:span text:style-name="Strong_20_Emphasis"><text:span text:style-name="T9">six filles</text:span></text:span><text:span text:style-name="T9"><text:line-break/>[ si fij ]<text:line-break/>Six girls.</text:span></text:p>
      <text:p text:style-name="P105"><text:span text:style-name="T9"/></text:p>
      <text:p text:style-name="P105"><text:span text:style-name="Strong_20_Emphasis"><text:span text:style-name="T9">cinq livres</text:span></text:span><text:span text:style-name="T9"><text:line-break/>[ san livr ]<text:line-break/>Five books.</text:span></text:p>
      <text:p text:style-name="P105"><text:span text:style-name="T9"/></text:p>
      <text:p text:style-name="P105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105"><text:span text:style-name="T9"/></text:p>
      <text:p text:style-name="P105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105"><text:soft-page-break/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105"><text:span text:style-name="T9"/></text:p>
      <text:p text:style-name="P105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105"><text:span text:style-name="Strong_20_Emphasis"><text:span text:style-name="T9">Il y a quatre clés.</text:span></text:span><text:span text:style-name="T9"> <text:tab/><text:tab/>→ [ il ja katr kle ]</text:span></text:p>
      <text:p text:style-name="P105"><text:span text:style-name="Strong_20_Emphasis"><text:span text:style-name="T9">Il y a trois balles.</text:span></text:span><text:span text:style-name="T9"> <text:tab/><text:tab/>→ [ il ja trwa bal ]</text:span></text:p>
      <text:p text:style-name="P105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105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105"><text:span text:style-name="Strong_20_Emphasis"><text:span text:style-name="T9">Il y a quatre chaises.</text:span></text:span><text:span text:style-name="T9"> <text:tab/><text:tab/>→ [ il ja katr xejz ]</text:span></text:p>
      <text:p text:style-name="P105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105"><text:span text:style-name="Strong_20_Emphasis"><text:span text:style-name="T9">Il y a trois téléphones.</text:span></text:span><text:span text:style-name="T9"> <text:tab/>→ [ il ja twa telefon ]</text:span></text:p>
      <text:p text:style-name="P105"><text:span text:style-name="T9"/></text:p>
      <text:p text:style-name="P107"><text:span text:style-name="T1"/></text:p>
      <text:p text:style-name="P72"/>
      <text:p text:style-name="P72"/>
      <text:p text:style-name="P72"/>
      <text:p text:style-name="P72"/>
      <text:p text:style-name="P83"/>
      <text:p text:style-name="P105"><text:span text:style-name="Strong_20_Emphasis"><text:span text:style-name="T9"/></text:span></text:p>
      <text:p text:style-name="P105"><text:span text:style-name="Strong_20_Emphasis"><text:span text:style-name="T9"/></text:span></text:p>
      <text:p text:style-name="P105"><text:span text:style-name="Strong_20_Emphasis"><text:span text:style-name="T9"/></text:span></text:p>
      <text:p text:style-name="P72"><text:line-break/><text:line-break/>é è à ù â ê î ô û ë ï ü ç œ æ É È À Ù Â Ê Î Ô Û Ë Ï Ü Ç Œ Æ</text:p>
      <text:p text:style-name="P72"/>
      <text:p text:style-name="P118">De quelle couleur est ce panneau ?</text:p>
      <text:p text:style-name="P72">What color is this sign?</text:p>
      <text:p text:style-name="P72">[ di kel kulur e squ pa-no ? ]</text:p>
      <text:p text:style-name="P72"/>
      <text:p text:style-name="P72">De quelle couleur" → Of what color</text:p>
      <text:p text:style-name="P72"/>
      <text:p text:style-name="P72">"est ce panneau" → is this sign</text:p>
      <text:p text:style-name="P72"/>
      <text:p text:style-name="P118">Ce panneau est rouge.</text:p>
      <text:p text:style-name="P72">This sign is red.</text:p>
      <text:p text:style-name="P72">[Squ pa-no e ruxġ]</text:p>
      <text:p text:style-name="P72"/>
      <text:p text:style-name="P72">--------------------------------</text:p>
      <text:p text:style-name="P72"/>
      <text:p text:style-name="P118">Le dessin animé est en couleur ?</text:p>
      <text:p text:style-name="P72">Is the cartoon in color?</text:p>
      <text:p text:style-name="P72">[ le dis-sa anime et_qo kulur ? ]</text:p>
      <text:p text:style-name="P72"/>
      <text:p text:style-name="P72">"Le dessin animé" → The cartoon</text:p>
      <text:p text:style-name="P72">"est en couleur" → is in color</text:p>
      <text:p text:style-name="P72"/>
      <text:p text:style-name="P118">Oui, le dessin animé est en couleur.</text:p>
      <text:p text:style-name="P72"><text:soft-page-break/>Yes, the cartoon is in color.</text:p>
      <text:p text:style-name="P72">[ wi, le dessa anime et_qo kulur ]</text:p>
      <text:p text:style-name="P72"/>
      <text:p text:style-name="P72">--------------------------------</text:p>
      <text:p text:style-name="P72"/>
      <text:p text:style-name="P118">Cette émission télé est en couleur ?</text:p>
      <text:p text:style-name="P72">Is this TV show in color?</text:p>
      <text:p text:style-name="P72">[ set emisjon tele et_qo kulur ? ]</text:p>
      <text:p text:style-name="P72"/>
      <text:p text:style-name="P72">"Cette émission télé" → This TV show</text:p>
      <text:p text:style-name="P72">"est en couleur" → is in color</text:p>
      <text:p text:style-name="P72"/>
      <text:p text:style-name="P118">Oui, cette émission est en couleur.</text:p>
      <text:p text:style-name="P72">Yes, this show is in color.</text:p>
      <text:p text:style-name="P72">[ wi, set emisjon e_t_qo kulur ]</text:p>
      <text:p text:style-name="P72"/>
      <text:p text:style-name="P72">--------------------------------</text:p>
      <text:p text:style-name="P72"/>
      <text:p text:style-name="P118">Ceci est un stylo rouge.</text:p>
      <text:p text:style-name="P72">This is a red pen.</text:p>
      <text:p text:style-name="P72">[ se-si et_qa stilo ruxġ ]</text:p>
      <text:p text:style-name="P72"/>
      <text:p text:style-name="P72">"Ceci est" → This is</text:p>
      <text:p text:style-name="P72">"un stylo rouge" → a red pen</text:p>
      <text:p text:style-name="P72"/>
      <text:p text:style-name="P72">--------------------------------</text:p>
      <text:p text:style-name="P72"/>
      <text:p text:style-name="P118">Ce morceau de papier est bleu.</text:p>
      <text:p text:style-name="P72">This piece of paper is blue.</text:p>
      <text:p text:style-name="P72">[ sq m<text:span text:style-name="T66">o</text:span>rso di papje e blu ]</text:p>
      <text:p text:style-name="P72"/>
      <text:p text:style-name="P72">"Ce morceau de papier" → This piece of paper</text:p>
      <text:p text:style-name="P72">"est bleu" → is blue</text:p>
      <text:p text:style-name="P72"/>
      <text:p text:style-name="P72">--------------------------------</text:p>
      <text:p text:style-name="P72"/>
      <text:p text:style-name="P72">French<text:tab/> <text:s text:c="25"/>English<text:tab/> <text:s text:c="19"/>Use</text:p>
      <text:p text:style-name="P72">Ce<text:tab/> <text:s text:c="15"/>[sq] <text:s text:c="9"/>This (masc.)<text:tab/> <text:s text:c="15"/>Before masculine singular noun</text:p>
      <text:p text:style-name="P72">Cette<text:tab/> <text:s text:c="11"/>[set] <text:s text:c="8"/>This (fem.)<text:tab/> <text:s text:c="15"/>Before feminine singular noun</text:p>
      <text:p text:style-name="P72">Cet<text:tab/> <text:s text:c="15"/>[set] <text:s text:c="8"/>This (masc. + vowel/h)<text:tab/> <text:s text:c="3"/>Before masculine noun starting with a vowel or silent h</text:p>
      <text:p text:style-name="P72">Ces<text:tab/> <text:s text:c="15"/>[se] <text:s text:c="9"/>These (plural)<text:tab/> <text:s text:c="11"/>Before plural nouns (any gender)</text:p>
      <text:p text:style-name="P72">Ceci / Cela / Ça<text:tab/>[sesi] <text:s text:c="7"/>This / That<text:tab/> <text:s text:c="15"/>Standalone / abstract u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24T19:12:06.893077860</dc:date>
    <meta:editing-duration>PT14H58M11S</meta:editing-duration>
    <meta:editing-cycles>103</meta:editing-cycles>
    <meta:generator>LibreOffice/24.2.7.2$Linux_X86_64 LibreOffice_project/420$Build-2</meta:generator>
    <meta:document-statistic meta:table-count="3" meta:image-count="0" meta:object-count="0" meta:page-count="38" meta:paragraph-count="771" meta:word-count="7173" meta:character-count="32036" meta:non-whitespace-character-count="24363"/>
  </office:meta>
</office:document-meta>
</file>